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Fira Code" svg:font-family="Fira Code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3LVL2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number text:level="4" style:num-suffix="." style:num-list-format-name="NLF1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5LVL2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3" text:style-name="WW_CharLFO5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8LVL2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3" text:style-name="WW_CharLFO8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9LVL2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3" text:style-name="WW_CharLFO9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list-style-name="LFO1" style:family="paragraph"/>
    <style:style style:name="T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6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7" style:parent-style-name="Standard" style:family="paragraph">
      <style:paragraph-properties fo:margin-left="0.5in">
        <style:tab-stops/>
      </style:paragraph-properties>
    </style:style>
    <style:style style:name="T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" style:parent-style-name="Основнойшрифтабзаца" style:family="text">
      <style:text-properties fo:font-size="14pt" style:font-size-asian="14pt" style:font-size-complex="14pt"/>
    </style:style>
    <style:style style:name="P10" style:parent-style-name="Standard" style:list-style-name="LFO2" style:family="paragraph">
      <style:text-properties fo:font-size="14pt" style:font-size-asian="14pt" style:font-size-complex="14pt"/>
    </style:style>
    <style:style style:name="P11" style:parent-style-name="Standard" style:list-style-name="LFO2" style:family="paragraph">
      <style:text-properties fo:font-size="14pt" style:font-size-asian="14pt" style:font-size-complex="14pt"/>
    </style:style>
    <style:style style:name="P12" style:parent-style-name="Standard" style:list-style-name="LFO2" style:family="paragraph">
      <style:text-properties fo:font-size="14pt" style:font-size-asian="14pt" style:font-size-complex="14pt"/>
    </style:style>
    <style:style style:name="P13" style:parent-style-name="Standard" style:list-style-name="LFO2" style:family="paragraph">
      <style:text-properties fo:font-size="14pt" style:font-size-asian="14pt" style:font-size-complex="14pt"/>
    </style:style>
    <style:style style:name="P14" style:parent-style-name="Standard" style:list-style-name="LFO2" style:family="paragraph"/>
    <style:style style:name="T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" style:parent-style-name="Основнойшрифтабзаца" style:family="text">
      <style:text-properties fo:font-size="14pt" style:font-size-asian="14pt" style:font-size-complex="14pt"/>
    </style:style>
    <style:style style:name="T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" style:parent-style-name="Основнойшрифтабзаца" style:family="text">
      <style:text-properties fo:font-size="14pt" style:font-size-asian="14pt" style:font-size-complex="14pt"/>
    </style:style>
    <style:style style:name="T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" style:parent-style-name="Основнойшрифтабзаца" style:family="text">
      <style:text-properties fo:font-size="14pt" style:font-size-asian="14pt" style:font-size-complex="14pt"/>
    </style:style>
    <style:style style:name="T2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" style:parent-style-name="Основнойшрифтабзаца" style:family="text">
      <style:text-properties fo:font-size="14pt" style:font-size-asian="14pt" style:font-size-complex="14pt"/>
    </style:style>
    <style:style style:name="T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4" style:parent-style-name="Standard" style:list-style-name="LFO2" style:family="paragraph">
      <style:text-properties fo:font-size="14pt" style:font-size-asian="14pt" style:font-size-complex="14pt"/>
    </style:style>
    <style:style style:name="P25" style:parent-style-name="Standard" style:list-style-name="LFO2" style:family="paragraph">
      <style:text-properties fo:font-size="14pt" style:font-size-asian="14pt" style:font-size-complex="14pt"/>
    </style:style>
    <style:style style:name="P26" style:parent-style-name="Standard" style:list-style-name="LFO2" style:family="paragraph">
      <style:text-properties fo:font-size="14pt" style:font-size-asian="14pt" style:font-size-complex="14pt"/>
    </style:style>
    <style:style style:name="P27" style:parent-style-name="Standard" style:list-style-name="LFO2" style:family="paragraph">
      <style:text-properties fo:font-size="14pt" style:font-size-asian="14pt" style:font-size-complex="14pt"/>
    </style:style>
    <style:style style:name="P28" style:parent-style-name="Standard" style:list-style-name="LFO2" style:family="paragraph">
      <style:text-properties fo:font-size="14pt" style:font-size-asian="14pt" style:font-size-complex="14pt"/>
    </style:style>
    <style:style style:name="P29" style:parent-style-name="Standard" style:list-style-name="LFO2" style:family="paragraph">
      <style:text-properties fo:font-size="14pt" style:font-size-asian="14pt" style:font-size-complex="14pt"/>
    </style:style>
    <style:style style:name="P30" style:parent-style-name="Standard" style:list-style-name="LFO3" style:family="paragraph">
      <style:text-properties fo:font-size="14pt" style:font-size-asian="14pt" style:font-size-complex="14pt"/>
    </style:style>
    <style:style style:name="P31" style:parent-style-name="Standard" style:list-style-name="LFO3" style:family="paragraph">
      <style:text-properties fo:font-size="14pt" style:font-size-asian="14pt" style:font-size-complex="14pt"/>
    </style:style>
    <style:style style:name="P32" style:parent-style-name="Standard" style:list-style-name="LFO3" style:family="paragraph">
      <style:text-properties fo:font-size="14pt" style:font-size-asian="14pt" style:font-size-complex="14pt"/>
    </style:style>
    <style:style style:name="P33" style:parent-style-name="Standard" style:list-style-name="LFO4" style:family="paragraph">
      <style:text-properties fo:font-size="14pt" style:font-size-asian="14pt" style:font-size-complex="14pt"/>
    </style:style>
    <style:style style:name="P34" style:parent-style-name="Standard" style:list-style-name="LFO4" style:family="paragraph">
      <style:text-properties fo:font-size="14pt" style:font-size-asian="14pt" style:font-size-complex="14pt"/>
    </style:style>
    <style:style style:name="P35" style:parent-style-name="Standard" style:list-style-name="LFO4" style:family="paragraph">
      <style:text-properties fo:font-size="14pt" style:font-size-asian="14pt" style:font-size-complex="14pt"/>
    </style:style>
    <style:style style:name="P36" style:parent-style-name="Standard" style:list-style-name="LFO5" style:family="paragraph">
      <style:text-properties fo:font-size="14pt" style:font-size-asian="14pt" style:font-size-complex="14pt"/>
    </style:style>
    <style:style style:name="P37" style:parent-style-name="Standard" style:list-style-name="LFO5" style:family="paragraph">
      <style:text-properties fo:font-size="14pt" style:font-size-asian="14pt" style:font-size-complex="14pt"/>
    </style:style>
    <style:style style:name="P38" style:parent-style-name="Standard" style:list-style-name="LFO5" style:family="paragraph">
      <style:text-properties fo:font-size="14pt" style:font-size-asian="14pt" style:font-size-complex="14pt"/>
    </style:style>
    <style:style style:name="P39" style:parent-style-name="Standard" style:list-style-name="LFO5" style:family="paragraph">
      <style:text-properties fo:font-size="14pt" style:font-size-asian="14pt" style:font-size-complex="14pt"/>
    </style:style>
    <style:style style:name="P40" style:parent-style-name="Standard" style:list-style-name="LFO4" style:family="paragraph"/>
    <style:style style:name="T4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4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4" style:parent-style-name="Standard" style:list-style-name="LFO4" style:family="paragraph">
      <style:text-properties fo:font-size="14pt" style:font-size-asian="14pt" style:font-size-complex="14pt"/>
    </style:style>
    <style:style style:name="P45" style:parent-style-name="Standard" style:list-style-name="LFO4" style:family="paragraph">
      <style:text-properties fo:font-size="14pt" style:font-size-asian="14pt" style:font-size-complex="14pt"/>
    </style:style>
    <style:style style:name="P46" style:parent-style-name="Standard" style:list-style-name="LFO4" style:family="paragraph">
      <style:text-properties fo:font-size="14pt" style:font-size-asian="14pt" style:font-size-complex="14pt"/>
    </style:style>
    <style:style style:name="P47" style:parent-style-name="Standard" style:list-style-name="LFO4" style:family="paragraph">
      <style:text-properties fo:font-size="14pt" style:font-size-asian="14pt" style:font-size-complex="14pt"/>
    </style:style>
    <style:style style:name="P48" style:parent-style-name="Standard" style:list-style-name="LFO4" style:family="paragraph">
      <style:text-properties fo:font-size="14pt" style:font-size-asian="14pt" style:font-size-complex="14pt"/>
    </style:style>
    <style:style style:name="P49" style:parent-style-name="Standard" style:list-style-name="LFO4" style:family="paragraph">
      <style:text-properties fo:font-size="14pt" style:font-size-asian="14pt" style:font-size-complex="14pt"/>
    </style:style>
    <style:style style:name="P50" style:parent-style-name="Standard" style:list-style-name="LFO4" style:family="paragraph">
      <style:text-properties fo:font-size="14pt" style:font-size-asian="14pt" style:font-size-complex="14pt"/>
    </style:style>
    <style:style style:name="P5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2" style:parent-style-name="Standard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53" style:parent-style-name="Standard" style:list-style-name="LFO4" style:family="paragraph"/>
    <style:style style:name="T5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56" style:parent-style-name="Standard" style:list-style-name="LFO4" style:family="paragraph"/>
    <style:style style:name="T57" style:parent-style-name="Основнойшрифтабзаца" style:family="text">
      <style:text-properties fo:font-size="14pt" style:font-size-asian="14pt" style:font-size-complex="14pt"/>
    </style:style>
    <style:style style:name="P58" style:parent-style-name="Standard" style:list-style-name="LFO4" style:family="paragraph"/>
    <style:style style:name="T59" style:parent-style-name="Основнойшрифтабзаца" style:family="text">
      <style:text-properties fo:font-size="14pt" style:font-size-asian="14pt" style:font-size-complex="14pt"/>
    </style:style>
    <style:style style:name="T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T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65" style:parent-style-name="Standard" style:list-style-name="LFO4" style:family="paragraph"/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P69" style:parent-style-name="Standard" style:list-style-name="LFO4" style:family="paragraph"/>
    <style:style style:name="T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P72" style:parent-style-name="Standard" style:list-style-name="LFO4" style:family="paragraph"/>
    <style:style style:name="T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P75" style:parent-style-name="Standard" style:list-style-name="LFO4" style:family="paragraph"/>
    <style:style style:name="T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P78" style:parent-style-name="Standard" style:list-style-name="LFO4" style:family="paragraph"/>
    <style:style style:name="T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P81" style:parent-style-name="Standard" style:list-style-name="LFO4" style:family="paragraph"/>
    <style:style style:name="T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T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P86" style:parent-style-name="Standard" style:list-style-name="LFO6" style:family="paragraph">
      <style:text-properties fo:font-size="14pt" style:font-size-asian="14pt" style:font-size-complex="14pt"/>
    </style:style>
    <style:style style:name="P87" style:parent-style-name="Standard" style:list-style-name="LFO4" style:family="paragraph"/>
    <style:style style:name="T8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8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90" style:parent-style-name="Standard" style:list-style-name="LFO4" style:family="paragraph">
      <style:text-properties fo:font-size="14pt" style:font-size-asian="14pt" style:font-size-complex="14pt"/>
    </style:style>
    <style:style style:name="P91" style:parent-style-name="Standard" style:list-style-name="LFO4" style:family="paragraph"/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94" style:parent-style-name="Standard" style:list-style-name="LFO4" style:family="paragraph"/>
    <style:style style:name="T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98" style:parent-style-name="Standard" style:list-style-name="LFO4" style:family="paragraph"/>
    <style:style style:name="T9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P101" style:parent-style-name="Standard" style:list-style-name="LFO4" style:family="paragraph">
      <style:text-properties fo:font-size="14pt" style:font-size-asian="14pt" style:font-size-complex="14pt"/>
    </style:style>
    <style:style style:name="P102" style:parent-style-name="Standard" style:list-style-name="LFO4" style:family="paragraph"/>
    <style:style style:name="T10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0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05" style:parent-style-name="Standard" style:list-style-name="LFO4" style:family="paragraph">
      <style:text-properties fo:font-size="14pt" style:font-size-asian="14pt" style:font-size-complex="14pt"/>
    </style:style>
    <style:style style:name="P106" style:parent-style-name="Standard" style:list-style-name="LFO4" style:family="paragraph"/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T1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09" style:parent-style-name="Standard" style:list-style-name="LFO4" style:family="paragraph"/>
    <style:style style:name="T110" style:parent-style-name="Основнойшрифтабзаца" style:family="text">
      <style:text-properties fo:font-size="14pt" style:font-size-asian="14pt" style:font-size-complex="14pt"/>
    </style:style>
    <style:style style:name="T1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P113" style:parent-style-name="Standard" style:list-style-name="LFO4" style:family="paragraph"/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T1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6" style:parent-style-name="Standard" style:list-style-name="LFO4" style:family="paragraph"/>
    <style:style style:name="T1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P121" style:parent-style-name="Standard" style:list-style-name="LFO4" style:family="paragraph"/>
    <style:style style:name="T12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fo:font-size="14pt" style:font-size-asian="14pt" style:font-size-complex="14pt"/>
    </style:style>
    <style:style style:name="P124" style:parent-style-name="Standard" style:list-style-name="LFO4" style:family="paragraph"/>
    <style:style style:name="T1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T1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T1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T1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T1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4" style:parent-style-name="Standard" style:list-style-name="LFO4" style:family="paragraph"/>
    <style:style style:name="T1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T1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fo:font-size="14pt" style:font-size-asian="14pt" style:font-size-complex="14pt"/>
    </style:style>
    <style:style style:name="T1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fo:font-size="14pt" style:font-size-asian="14pt" style:font-size-complex="14pt"/>
    </style:style>
    <style:style style:name="T1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T1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44" style:parent-style-name="Standard" style:list-style-name="LFO4" style:family="paragraph"/>
    <style:style style:name="T1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fo:font-size="14pt" style:font-size-asian="14pt" style:font-size-complex="14pt"/>
    </style:style>
    <style:style style:name="T1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8" style:parent-style-name="Основнойшрифтабзаца" style:family="text">
      <style:text-properties fo:font-size="14pt" style:font-size-asian="14pt" style:font-size-complex="14pt"/>
    </style:style>
    <style:style style:name="T14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0" style:parent-style-name="Основнойшрифтабзаца" style:family="text">
      <style:text-properties fo:font-size="14pt" style:font-size-asian="14pt" style:font-size-complex="14pt"/>
    </style:style>
    <style:style style:name="P151" style:parent-style-name="Standard" style:list-style-name="LFO7" style:family="paragraph"/>
    <style:style style:name="T15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5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5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5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57" style:parent-style-name="Standard" style:list-style-name="LFO7" style:family="paragraph"/>
    <style:style style:name="T158" style:parent-style-name="Основнойшрифтабзаца" style:family="text">
      <style:text-properties fo:font-size="14pt" style:font-size-asian="14pt" style:font-size-complex="14pt"/>
    </style:style>
    <style:style style:name="T15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0" style:parent-style-name="Основнойшрифтабзаца" style:family="text">
      <style:text-properties fo:font-size="14pt" style:font-size-asian="14pt" style:font-size-complex="14pt"/>
    </style:style>
    <style:style style:name="T16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62" style:parent-style-name="Standard" style:list-style-name="LFO7" style:family="paragraph"/>
    <style:style style:name="T163" style:parent-style-name="Основнойшрифтабзаца" style:family="text">
      <style:text-properties fo:font-size="14pt" style:font-size-asian="14pt" style:font-size-complex="14pt"/>
    </style:style>
    <style:style style:name="T1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65" style:parent-style-name="Standard" style:list-style-name="LFO7" style:family="paragraph"/>
    <style:style style:name="T166" style:parent-style-name="Основнойшрифтабзаца" style:family="text">
      <style:text-properties fo:font-size="14pt" style:font-size-asian="14pt" style:font-size-complex="14pt"/>
    </style:style>
    <style:style style:name="T1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8" style:parent-style-name="Основнойшрифтабзаца" style:family="text">
      <style:text-properties fo:font-size="14pt" style:font-size-asian="14pt" style:font-size-complex="14pt"/>
    </style:style>
    <style:style style:name="T16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70" style:parent-style-name="Standard" style:list-style-name="LFO8" style:family="paragraph"/>
    <style:style style:name="T171" style:parent-style-name="Основнойшрифтабзаца" style:family="text">
      <style:text-properties fo:font-size="14pt" style:font-size-asian="14pt" style:font-size-complex="14pt"/>
    </style:style>
    <style:style style:name="T1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73" style:parent-style-name="Standard" style:list-style-name="LFO8" style:family="paragraph">
      <style:text-properties fo:font-size="14pt" style:font-size-asian="14pt" style:font-size-complex="14pt"/>
    </style:style>
    <style:style style:name="P174" style:parent-style-name="Standard" style:list-style-name="LFO8" style:family="paragraph"/>
    <style:style style:name="T175" style:parent-style-name="Основнойшрифтабзаца" style:family="text">
      <style:text-properties fo:font-size="14pt" style:font-size-asian="14pt" style:font-size-complex="14pt"/>
    </style:style>
    <style:style style:name="T1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77" style:parent-style-name="Standard" style:list-style-name="LFO8" style:family="paragraph"/>
    <style:style style:name="T178" style:parent-style-name="Основнойшрифтабзаца" style:family="text">
      <style:text-properties fo:font-size="14pt" style:font-size-asian="14pt" style:font-size-complex="14pt"/>
    </style:style>
    <style:style style:name="T1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80" style:parent-style-name="Standard" style:list-style-name="LFO8" style:family="paragraph"/>
    <style:style style:name="T181" style:parent-style-name="Основнойшрифтабзаца" style:family="text">
      <style:text-properties fo:font-size="14pt" style:font-size-asian="14pt" style:font-size-complex="14pt"/>
    </style:style>
    <style:style style:name="T1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83" style:parent-style-name="Standard" style:list-style-name="LFO8" style:family="paragraph">
      <style:text-properties fo:font-size="14pt" style:font-size-asian="14pt" style:font-size-complex="14pt"/>
    </style:style>
    <style:style style:name="P184" style:parent-style-name="Standard" style:list-style-name="LFO9" style:family="paragraph"/>
    <style:style style:name="T185" style:parent-style-name="Основнойшрифтабзаца" style:family="text">
      <style:text-properties fo:font-size="14pt" style:font-size-asian="14pt" style:font-size-complex="14pt"/>
    </style:style>
    <style:style style:name="T1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87" style:parent-style-name="Standard" style:list-style-name="LFO9" style:family="paragraph"/>
    <style:style style:name="T188" style:parent-style-name="Основнойшрифтабзаца" style:family="text">
      <style:text-properties fo:font-size="14pt" style:font-size-asian="14pt" style:font-size-complex="14pt"/>
    </style:style>
    <style:style style:name="T18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90" style:parent-style-name="Standard" style:list-style-name="LFO9" style:family="paragraph">
      <style:text-properties fo:font-size="14pt" style:font-size-asian="14pt" style:font-size-complex="14pt"/>
    </style:style>
    <style:style style:name="P191" style:parent-style-name="Standard" style:list-style-name="LFO9" style:family="paragraph"/>
    <style:style style:name="T192" style:parent-style-name="Основнойшрифтабзаца" style:family="text">
      <style:text-properties fo:font-size="14pt" style:font-size-asian="14pt" style:font-size-complex="14pt"/>
    </style:style>
    <style:style style:name="T1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94" style:parent-style-name="Standard" style:list-style-name="LFO9" style:family="paragraph">
      <style:text-properties fo:font-size="14pt" style:font-size-asian="14pt" style:font-size-complex="14pt"/>
    </style:style>
    <style:style style:name="P195" style:parent-style-name="Standard" style:list-style-name="LFO7" style:family="paragraph"/>
    <style:style style:name="T19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9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9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9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00" style:parent-style-name="Standard" style:list-style-name="LFO7" style:family="paragraph">
      <style:text-properties fo:font-size="14pt" style:font-size-asian="14pt" style:font-size-complex="14pt"/>
    </style:style>
    <style:style style:name="P201" style:parent-style-name="Standard" style:list-style-name="LFO7" style:family="paragraph"/>
    <style:style style:name="T202" style:parent-style-name="Основнойшрифтабзаца" style:family="text">
      <style:text-properties fo:font-size="14pt" style:font-size-asian="14pt" style:font-size-complex="14pt"/>
    </style:style>
    <style:style style:name="T20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04" style:parent-style-name="Standard" style:list-style-name="LFO7" style:family="paragraph"/>
    <style:style style:name="T205" style:parent-style-name="Основнойшрифтабзаца" style:family="text">
      <style:text-properties fo:font-size="14pt" style:font-size-asian="14pt" style:font-size-complex="14pt"/>
    </style:style>
    <style:style style:name="T20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07" style:parent-style-name="Standard" style:list-style-name="LFO7" style:family="paragraph"/>
    <style:style style:name="T208" style:parent-style-name="Основнойшрифтабзаца" style:family="text">
      <style:text-properties fo:font-size="14pt" style:font-size-asian="14pt" style:font-size-complex="14pt"/>
    </style:style>
    <style:style style:name="T2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0" style:parent-style-name="Основнойшрифтабзаца" style:family="text">
      <style:text-properties fo:font-size="14pt" style:font-size-asian="14pt" style:font-size-complex="14pt"/>
    </style:style>
    <style:style style:name="P211" style:parent-style-name="Standard" style:list-style-name="LFO7" style:family="paragraph"/>
    <style:style style:name="T212" style:parent-style-name="Основнойшрифтабзаца" style:family="text">
      <style:text-properties fo:font-size="14pt" style:font-size-asian="14pt" style:font-size-complex="14pt"/>
    </style:style>
    <style:style style:name="T2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14" style:parent-style-name="Standard" style:list-style-name="LFO7" style:family="paragraph"/>
    <style:style style:name="T215" style:parent-style-name="Основнойшрифтабзаца" style:family="text">
      <style:text-properties fo:font-size="14pt" style:font-size-asian="14pt" style:font-size-complex="14pt"/>
    </style:style>
    <style:style style:name="T2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17" style:parent-style-name="Standard" style:list-style-name="LFO7" style:family="paragraph"/>
    <style:style style:name="T218" style:parent-style-name="Основнойшрифтабзаца" style:family="text">
      <style:text-properties fo:font-size="14pt" style:font-size-asian="14pt" style:font-size-complex="14pt"/>
    </style:style>
    <style:style style:name="T2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20" style:parent-style-name="Standard" style:list-style-name="LFO1" style:family="paragraph"/>
    <style:style style:name="T22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222" style:parent-style-name="Standard" style:list-style-name="LFO10" style:family="paragraph"/>
    <style:style style:name="T22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24" style:parent-style-name="Standard" style:list-style-name="LFO10" style:family="paragraph"/>
    <style:style style:name="P225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226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227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228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P229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230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231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232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233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P234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235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236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237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P238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239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240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style:language-asian="en" style:country-asian="GB" style:language-complex="ar" style:country-complex="SA"/>
    </style:style>
    <style:style style:name="T241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fo:language="en" fo:country="GB" style:language-asian="en" style:country-asian="GB" style:language-complex="ar" style:country-complex="SA"/>
    </style:style>
    <style:style style:name="T242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style:language-asian="en" style:country-asian="GB" style:language-complex="ar" style:country-complex="SA"/>
    </style:style>
    <style:style style:name="P243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244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24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246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P247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248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24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250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25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252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25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254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25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256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25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258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25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260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26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262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26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264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26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266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26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268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26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270" style:parent-style-name="Основнойшрифтабзаца" style:family="text">
      <style:text-properties style:font-name="Fira Code" style:font-name-asian="Times New Roman" style:font-name-complex="Fira Code" fo:color="#4FC1FF" style:letter-kerning="false" fo:font-size="10.5pt" style:font-size-asian="10.5pt" fo:language="en" fo:country="GB" style:language-asian="en" style:country-asian="GB" style:language-complex="ar" style:country-complex="SA"/>
    </style:style>
    <style:style style:name="T27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272" style:parent-style-name="Основнойшрифтабзаца" style:family="text">
      <style:text-properties style:font-name="Fira Code" style:font-name-asian="Times New Roman" style:font-name-complex="Fira Code" fo:color="#4FC1FF" style:letter-kerning="false" fo:font-size="10.5pt" style:font-size-asian="10.5pt" fo:language="en" fo:country="GB" style:language-asian="en" style:country-asian="GB" style:language-complex="ar" style:country-complex="SA"/>
    </style:style>
    <style:style style:name="T27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274" style:parent-style-name="Основнойшрифтабзаца" style:family="text">
      <style:text-properties style:font-name="Fira Code" style:font-name-asian="Times New Roman" style:font-name-complex="Fira Code" fo:color="#4FC1FF" style:letter-kerning="false" fo:font-size="10.5pt" style:font-size-asian="10.5pt" fo:language="en" fo:country="GB" style:language-asian="en" style:country-asian="GB" style:language-complex="ar" style:country-complex="SA"/>
    </style:style>
    <style:style style:name="T27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276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27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278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27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280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28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282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28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284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28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286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28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288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289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290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291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29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293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29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295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296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29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298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29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300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30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302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30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304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30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306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30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308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30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310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31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312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31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314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31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316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31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318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31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320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32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322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32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324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32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326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32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328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32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330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33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332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33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334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33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336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33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338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33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340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34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342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34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344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34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346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34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348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349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350" style:parent-style-name="Standard" style:list-style-name="LFO10" style:family="paragraph"/>
    <style:style style:name="T35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52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353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354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355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P356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357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358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359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360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P361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362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363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364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365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P366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367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368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style:language-asian="en" style:country-asian="GB" style:language-complex="ar" style:country-complex="SA"/>
    </style:style>
    <style:style style:name="T369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fo:language="en" fo:country="GB" style:language-asian="en" style:country-asian="GB" style:language-complex="ar" style:country-complex="SA"/>
    </style:style>
    <style:style style:name="T370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style:language-asian="en" style:country-asian="GB" style:language-complex="ar" style:country-complex="SA"/>
    </style:style>
    <style:style style:name="T371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fo:language="en" fo:country="GB" style:language-asian="en" style:country-asian="GB" style:language-complex="ar" style:country-complex="SA"/>
    </style:style>
    <style:style style:name="T372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style:language-asian="en" style:country-asian="GB" style:language-complex="ar" style:country-complex="SA"/>
    </style:style>
    <style:style style:name="P373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374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37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376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37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378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379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P380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38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382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38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384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38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386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38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388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389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39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391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39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393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394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P395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39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397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39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399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40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401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40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403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404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40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406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40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408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409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41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411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41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413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41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415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41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417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41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419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420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42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422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42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424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42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426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42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428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429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43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431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43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433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434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43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436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43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438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439" style:parent-style-name="Standard" style:list-style-name="LFO10" style:family="paragraph"/>
    <style:style style:name="T44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41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442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443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444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P445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446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447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448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449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P450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451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452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453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454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P455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456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457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style:language-asian="en" style:country-asian="GB" style:language-complex="ar" style:country-complex="SA"/>
    </style:style>
    <style:style style:name="T458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fo:language="en" fo:country="GB" style:language-asian="en" style:country-asian="GB" style:language-complex="ar" style:country-complex="SA"/>
    </style:style>
    <style:style style:name="T459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style:language-asian="en" style:country-asian="GB" style:language-complex="ar" style:country-complex="SA"/>
    </style:style>
    <style:style style:name="P460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461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46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463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46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465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466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P467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46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469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470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47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472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47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474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475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P476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47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478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47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480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48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482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48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484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485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48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487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48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489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49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491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49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493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494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49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496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49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498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49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500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50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502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50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504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50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506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50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508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50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510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51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512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51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514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51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516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517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518" style:parent-style-name="Standard" style:list-style-name="LFO10" style:family="paragraph"/>
    <style:style style:name="T51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20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521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522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523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P524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525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526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527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P528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529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530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531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P532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533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534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535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P536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537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538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53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540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54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542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54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544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54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546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fo:language="en" fo:country="GB" style:language-asian="en" style:country-asian="GB" style:language-complex="ar" style:country-complex="SA"/>
    </style:style>
    <style:style style:name="P547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548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549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55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551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style:language-asian="en" style:country-asian="GB" style:language-complex="ar" style:country-complex="SA"/>
    </style:style>
    <style:style style:name="T552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55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554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style:language-asian="en" style:country-asian="GB" style:language-complex="ar" style:country-complex="SA"/>
    </style:style>
    <style:style style:name="T555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fo:language="en" fo:country="GB" style:language-asian="en" style:country-asian="GB" style:language-complex="ar" style:country-complex="SA"/>
    </style:style>
    <style:style style:name="T556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style:language-asian="en" style:country-asian="GB" style:language-complex="ar" style:country-complex="SA"/>
    </style:style>
    <style:style style:name="P557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55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55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56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56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562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563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56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565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56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567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56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569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57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571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57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573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57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575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57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577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57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579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58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581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58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583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584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58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586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58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588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58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590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59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592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59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594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59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596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59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598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59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600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60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602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60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604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60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606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60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608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609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610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611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612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61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614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61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616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61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618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61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620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621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style:language-asian="en" style:country-asian="GB" style:language-complex="ar" style:country-complex="SA"/>
    </style:style>
    <style:style style:name="T62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623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62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625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style:language-asian="en" style:country-asian="GB" style:language-complex="ar" style:country-complex="SA"/>
    </style:style>
    <style:style style:name="T626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fo:language="en" fo:country="GB" style:language-asian="en" style:country-asian="GB" style:language-complex="ar" style:country-complex="SA"/>
    </style:style>
    <style:style style:name="T627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style:language-asian="en" style:country-asian="GB" style:language-complex="ar" style:country-complex="SA"/>
    </style:style>
    <style:style style:name="P628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62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63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63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63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633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634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63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636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63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638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63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640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64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642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64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644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64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646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64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648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64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650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65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652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65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654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65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656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65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658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65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660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66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662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66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664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665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66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667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66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669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67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671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67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673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67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675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T67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677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678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679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68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681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68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683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684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68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686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68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688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68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690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69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692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69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694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69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696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69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698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69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00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70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02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T70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04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70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06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70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08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70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10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71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12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T71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14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71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16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71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18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71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720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72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22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72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24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72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726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727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728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72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30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731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73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33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73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35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73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37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73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739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740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74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42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74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44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74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746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74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48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74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50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75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52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75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54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75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56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75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58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75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60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76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762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76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64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76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66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76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768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76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70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77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72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77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74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77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76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T77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78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77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80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78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82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78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84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78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86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T78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88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78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90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79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92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79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794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79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96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79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798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79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800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801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80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03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80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05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80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07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80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09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81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811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812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813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81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15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81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17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81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19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82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821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822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82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24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82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26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82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828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82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30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83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32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83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34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83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36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83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38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83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840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84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42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84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44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84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46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84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848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84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50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85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852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853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85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55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85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57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85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59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86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61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86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863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864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865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86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67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86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69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87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71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87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73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T87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75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87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77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87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79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88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81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88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83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T88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85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88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87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88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89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89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891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89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93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89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895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89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897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898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899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900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90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02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90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04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90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06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90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08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90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10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fo:language="en" fo:country="GB" style:language-asian="en" style:country-asian="GB" style:language-complex="ar" style:country-complex="SA"/>
    </style:style>
    <style:style style:name="P911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91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13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91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15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916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91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918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91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20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92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22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92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24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92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26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T92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28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92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30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93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32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93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934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93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36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93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38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93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940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941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942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94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44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94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46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94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48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94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50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95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52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95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54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95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956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95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58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959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96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61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96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63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96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65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96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967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96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69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97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71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97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73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97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75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97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977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97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79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98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81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98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983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98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85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98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87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98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89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99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91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T99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93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99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95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99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97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99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999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T100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01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00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03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00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05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00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007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00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09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101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11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101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013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1014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1015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01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17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018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101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20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02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22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102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24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02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026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02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28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029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103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31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03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33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103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35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103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037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1038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03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40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104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42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04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44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104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46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04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48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04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50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05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52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105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54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05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056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05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58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05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60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106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62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06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064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06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66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06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68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106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70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07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72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07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074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1075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1076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07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78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107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80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1081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08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083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08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85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08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87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08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89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09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91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T109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93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09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95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09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97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09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099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T110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101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10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103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10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105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10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107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10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109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111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111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111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113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1114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1115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11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117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11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119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12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121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12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123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12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125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12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127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112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129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13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131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13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13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13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13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136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13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138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13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140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style:language-asian="en" style:country-asian="GB" style:language-complex="ar" style:country-complex="SA"/>
    </style:style>
    <style:style style:name="T114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142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style:language-asian="en" style:country-asian="GB" style:language-complex="ar" style:country-complex="SA"/>
    </style:style>
    <style:style style:name="T1143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T1144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style:language-asian="en" style:country-asian="GB" style:language-complex="ar" style:country-complex="SA"/>
    </style:style>
    <style:style style:name="T114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146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style:language-asian="en" style:country-asian="GB" style:language-complex="ar" style:country-complex="SA"/>
    </style:style>
    <style:style style:name="T114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148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14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150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style:language-asian="en" style:country-asian="GB" style:language-complex="ar" style:country-complex="SA"/>
    </style:style>
    <style:style style:name="T115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152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style:language-asian="en" style:country-asian="GB" style:language-complex="ar" style:country-complex="SA"/>
    </style:style>
    <style:style style:name="T115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154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style:language-asian="en" style:country-asian="GB" style:language-complex="ar" style:country-complex="SA"/>
    </style:style>
    <style:style style:name="T115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156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15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158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15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P1160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16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16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16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16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165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116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167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116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169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1170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1171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172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117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174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17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176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17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178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117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180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fo:language="en" fo:country="GB" style:language-asian="en" style:country-asian="GB" style:language-complex="ar" style:country-complex="SA"/>
    </style:style>
    <style:style style:name="P1181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18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183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184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118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186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18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188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118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190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19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192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19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194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19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196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19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198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19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00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T120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02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20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04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20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06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20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208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20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10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121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212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style:language-asian="en" style:country-asian="GB" style:language-complex="ar" style:country-complex="SA"/>
    </style:style>
    <style:style style:name="T1213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21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P1215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21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1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21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1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22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2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22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2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224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22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226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22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228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style:language-asian="en" style:country-asian="GB" style:language-complex="ar" style:country-complex="SA"/>
    </style:style>
    <style:style style:name="T122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230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style:language-asian="en" style:country-asian="GB" style:language-complex="ar" style:country-complex="SA"/>
    </style:style>
    <style:style style:name="T123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232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style:language-asian="en" style:country-asian="GB" style:language-complex="ar" style:country-complex="SA"/>
    </style:style>
    <style:style style:name="T123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234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23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236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23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P1238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23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4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24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4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24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244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1245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24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47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124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49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25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251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25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53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25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55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25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57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25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59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T126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61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26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63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26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65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26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67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26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69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27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71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27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73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27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275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27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77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27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79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28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81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28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83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T128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85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28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87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28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89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29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91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29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93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29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95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29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297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29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299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30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01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30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03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30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05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30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07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T130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309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31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11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131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13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31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15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31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17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31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319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32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21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132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23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32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25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32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27" style:parent-style-name="Основнойшрифтабзаца" style:family="text">
      <style:text-properties style:font-name="Fira Code" style:font-name-asian="Times New Roman" style:font-name-complex="Fira Code" fo:color="#4FC1FF" style:letter-kerning="false" fo:font-size="10.5pt" style:font-size-asian="10.5pt" fo:language="en" fo:country="GB" style:language-asian="en" style:country-asian="GB" style:language-complex="ar" style:country-complex="SA"/>
    </style:style>
    <style:style style:name="T132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29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33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31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33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33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33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35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T133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37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33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39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34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41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34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43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134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345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34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47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134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49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35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51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35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53" style:parent-style-name="Основнойшрифтабзаца" style:family="text">
      <style:text-properties style:font-name="Fira Code" style:font-name-asian="Times New Roman" style:font-name-complex="Fira Code" fo:color="#4FC1FF" style:letter-kerning="false" fo:font-size="10.5pt" style:font-size-asian="10.5pt" fo:language="en" fo:country="GB" style:language-asian="en" style:country-asian="GB" style:language-complex="ar" style:country-complex="SA"/>
    </style:style>
    <style:style style:name="T135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55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35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57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35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59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36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61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T136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63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36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65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36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67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36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69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137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371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37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73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137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75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37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77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37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79" style:parent-style-name="Основнойшрифтабзаца" style:family="text">
      <style:text-properties style:font-name="Fira Code" style:font-name-asian="Times New Roman" style:font-name-complex="Fira Code" fo:color="#4FC1FF" style:letter-kerning="false" fo:font-size="10.5pt" style:font-size-asian="10.5pt" fo:language="en" fo:country="GB" style:language-asian="en" style:country-asian="GB" style:language-complex="ar" style:country-complex="SA"/>
    </style:style>
    <style:style style:name="T138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81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38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83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38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85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38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87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T138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89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39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91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39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93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39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395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139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397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1398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1399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40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01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40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03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40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05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40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07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T140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09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41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11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41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13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41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15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41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17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41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19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42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21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42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423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42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25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42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27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42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29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43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31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T143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433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1434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43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36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143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38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143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40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44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42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44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44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44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46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44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448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44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50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45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52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45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54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45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56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45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58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45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60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T146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462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1463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46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65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46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67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46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69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47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71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47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73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47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475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47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77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47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79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48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81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48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83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T148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85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48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87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48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89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49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491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1492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49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94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49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96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149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498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49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500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50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502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1503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1504" style:parent-style-name="СтандартныйHTML" style:list-style-name="LFO10" style:family="paragraph">
      <style:paragraph-properties fo:margin-bottom="0.1666in" fo:background-color="#1E1F22">
        <style:background-fill draw:fill="solid" draw:fill-color="#1E1F22"/>
      </style:paragraph-properties>
    </style:style>
    <style:style style:name="T1505" style:parent-style-name="Основнойшрифтабзаца" style:family="text">
      <style:text-properties fo:color="#7A7E85"/>
    </style:style>
    <style:style style:name="P1506" style:parent-style-name="Standard" style:list-style-name="LFO10" style:family="paragraph"/>
    <style:style style:name="T150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508" style:parent-style-name="Абзацсписка" style:list-style-name="LFO10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509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1510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1511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P1512" style:parent-style-name="Абзацсписка" style:list-style-name="LFO10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fo:hyphenate="true"/>
    </style:style>
    <style:style style:name="T1513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1514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1515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P1516" style:parent-style-name="Абзацсписка" style:list-style-name="LFO10" style:family="paragraph">
      <style:paragraph-properties style:vertical-align="auto" style:line-height-at-least="0.1979in" fo:background-color="#1F1F1F"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1517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518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1519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1520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P1521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522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1523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1524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P1525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526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1527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1528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P1529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1530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531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153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533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53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535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53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537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53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539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54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541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fo:language="en" fo:country="GB" style:language-asian="en" style:country-asian="GB" style:language-complex="ar" style:country-complex="SA"/>
    </style:style>
    <style:style style:name="P1542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1543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54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545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54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547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54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549" style:parent-style-name="Основнойшрифтабзаца" style:family="text">
      <style:text-properties style:font-name="Fira Code" style:font-name-asian="Times New Roman" style:font-name-complex="Fira Code" fo:color="#B5CEA8" style:letter-kerning="false" fo:font-size="10.5pt" style:font-size-asian="10.5pt" fo:language="en" fo:country="GB" style:language-asian="en" style:country-asian="GB" style:language-complex="ar" style:country-complex="SA"/>
    </style:style>
    <style:style style:name="T155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551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T155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553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55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555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55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557" style:parent-style-name="Основнойшрифтабзаца" style:family="text">
      <style:text-properties style:font-name="Fira Code" style:font-name-asian="Times New Roman" style:font-name-complex="Fira Code" fo:color="#4FC1FF" style:letter-kerning="false" fo:font-size="10.5pt" style:font-size-asian="10.5pt" fo:language="en" fo:country="GB" style:language-asian="en" style:country-asian="GB" style:language-complex="ar" style:country-complex="SA"/>
    </style:style>
    <style:style style:name="T155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559" style:parent-style-name="Основнойшрифтабзаца" style:family="text">
      <style:text-properties style:font-name="Fira Code" style:font-name-asian="Times New Roman" style:font-name-complex="Fira Code" fo:color="#B5CEA8" style:letter-kerning="false" fo:font-size="10.5pt" style:font-size-asian="10.5pt" fo:language="en" fo:country="GB" style:language-asian="en" style:country-asian="GB" style:language-complex="ar" style:country-complex="SA"/>
    </style:style>
    <style:style style:name="T156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561" style:parent-style-name="Основнойшрифтабзаца" style:family="text">
      <style:text-properties style:font-name="Fira Code" style:font-name-asian="Times New Roman" style:font-name-complex="Fira Code" fo:color="#B5CEA8" style:letter-kerning="false" fo:font-size="10.5pt" style:font-size-asian="10.5pt" fo:language="en" fo:country="GB" style:language-asian="en" style:country-asian="GB" style:language-complex="ar" style:country-complex="SA"/>
    </style:style>
    <style:style style:name="T156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563" style:parent-style-name="Основнойшрифтабзаца" style:family="text">
      <style:text-properties style:font-name="Fira Code" style:font-name-asian="Times New Roman" style:font-name-complex="Fira Code" fo:color="#B5CEA8" style:letter-kerning="false" fo:font-size="10.5pt" style:font-size-asian="10.5pt" fo:language="en" fo:country="GB" style:language-asian="en" style:country-asian="GB" style:language-complex="ar" style:country-complex="SA"/>
    </style:style>
    <style:style style:name="T156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565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fo:language="en" fo:country="GB" style:language-asian="en" style:country-asian="GB" style:language-complex="ar" style:country-complex="SA"/>
    </style:style>
    <style:style style:name="P1566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56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568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56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570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57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572" style:parent-style-name="Основнойшрифтабзаца" style:family="text">
      <style:text-properties style:font-name="Fira Code" style:font-name-asian="Times New Roman" style:font-name-complex="Fira Code" fo:color="#B5CEA8" style:letter-kerning="false" fo:font-size="10.5pt" style:font-size-asian="10.5pt" fo:language="en" fo:country="GB" style:language-asian="en" style:country-asian="GB" style:language-complex="ar" style:country-complex="SA"/>
    </style:style>
    <style:style style:name="T157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574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T157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576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57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578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57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580" style:parent-style-name="Основнойшрифтабзаца" style:family="text">
      <style:text-properties style:font-name="Fira Code" style:font-name-asian="Times New Roman" style:font-name-complex="Fira Code" fo:color="#4FC1FF" style:letter-kerning="false" fo:font-size="10.5pt" style:font-size-asian="10.5pt" fo:language="en" fo:country="GB" style:language-asian="en" style:country-asian="GB" style:language-complex="ar" style:country-complex="SA"/>
    </style:style>
    <style:style style:name="T158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582" style:parent-style-name="Основнойшрифтабзаца" style:family="text">
      <style:text-properties style:font-name="Fira Code" style:font-name-asian="Times New Roman" style:font-name-complex="Fira Code" fo:color="#B5CEA8" style:letter-kerning="false" fo:font-size="10.5pt" style:font-size-asian="10.5pt" fo:language="en" fo:country="GB" style:language-asian="en" style:country-asian="GB" style:language-complex="ar" style:country-complex="SA"/>
    </style:style>
    <style:style style:name="T158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584" style:parent-style-name="Основнойшрифтабзаца" style:family="text">
      <style:text-properties style:font-name="Fira Code" style:font-name-asian="Times New Roman" style:font-name-complex="Fira Code" fo:color="#B5CEA8" style:letter-kerning="false" fo:font-size="10.5pt" style:font-size-asian="10.5pt" fo:language="en" fo:country="GB" style:language-asian="en" style:country-asian="GB" style:language-complex="ar" style:country-complex="SA"/>
    </style:style>
    <style:style style:name="T158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586" style:parent-style-name="Основнойшрифтабзаца" style:family="text">
      <style:text-properties style:font-name="Fira Code" style:font-name-asian="Times New Roman" style:font-name-complex="Fira Code" fo:color="#B5CEA8" style:letter-kerning="false" fo:font-size="10.5pt" style:font-size-asian="10.5pt" fo:language="en" fo:country="GB" style:language-asian="en" style:country-asian="GB" style:language-complex="ar" style:country-complex="SA"/>
    </style:style>
    <style:style style:name="T158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588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58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590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59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592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59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594" style:parent-style-name="Основнойшрифтабзаца" style:family="text">
      <style:text-properties style:font-name="Fira Code" style:font-name-asian="Times New Roman" style:font-name-complex="Fira Code" fo:color="#B5CEA8" style:letter-kerning="false" fo:font-size="10.5pt" style:font-size-asian="10.5pt" fo:language="en" fo:country="GB" style:language-asian="en" style:country-asian="GB" style:language-complex="ar" style:country-complex="SA"/>
    </style:style>
    <style:style style:name="T159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596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T159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598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59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00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60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02" style:parent-style-name="Основнойшрифтабзаца" style:family="text">
      <style:text-properties style:font-name="Fira Code" style:font-name-asian="Times New Roman" style:font-name-complex="Fira Code" fo:color="#4FC1FF" style:letter-kerning="false" fo:font-size="10.5pt" style:font-size-asian="10.5pt" fo:language="en" fo:country="GB" style:language-asian="en" style:country-asian="GB" style:language-complex="ar" style:country-complex="SA"/>
    </style:style>
    <style:style style:name="T160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04" style:parent-style-name="Основнойшрифтабзаца" style:family="text">
      <style:text-properties style:font-name="Fira Code" style:font-name-asian="Times New Roman" style:font-name-complex="Fira Code" fo:color="#B5CEA8" style:letter-kerning="false" fo:font-size="10.5pt" style:font-size-asian="10.5pt" fo:language="en" fo:country="GB" style:language-asian="en" style:country-asian="GB" style:language-complex="ar" style:country-complex="SA"/>
    </style:style>
    <style:style style:name="T160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06" style:parent-style-name="Основнойшрифтабзаца" style:family="text">
      <style:text-properties style:font-name="Fira Code" style:font-name-asian="Times New Roman" style:font-name-complex="Fira Code" fo:color="#B5CEA8" style:letter-kerning="false" fo:font-size="10.5pt" style:font-size-asian="10.5pt" fo:language="en" fo:country="GB" style:language-asian="en" style:country-asian="GB" style:language-complex="ar" style:country-complex="SA"/>
    </style:style>
    <style:style style:name="T160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08" style:parent-style-name="Основнойшрифтабзаца" style:family="text">
      <style:text-properties style:font-name="Fira Code" style:font-name-asian="Times New Roman" style:font-name-complex="Fira Code" fo:color="#B5CEA8" style:letter-kerning="false" fo:font-size="10.5pt" style:font-size-asian="10.5pt" fo:language="en" fo:country="GB" style:language-asian="en" style:country-asian="GB" style:language-complex="ar" style:country-complex="SA"/>
    </style:style>
    <style:style style:name="T160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610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1611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612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fo:language="en" fo:country="GB" style:language-asian="en" style:country-asian="GB" style:language-complex="ar" style:country-complex="SA"/>
    </style:style>
    <style:style style:name="T1613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style:language-asian="en" style:country-asian="GB" style:language-complex="ar" style:country-complex="SA"/>
    </style:style>
    <style:style style:name="P1614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 fo:hyphenate="true"/>
    </style:style>
    <style:style style:name="P1615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61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1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61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1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620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162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622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62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24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62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26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62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28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62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630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63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32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163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34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163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36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63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38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639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164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41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64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643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64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45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64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47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64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49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65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51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T165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53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65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55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65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57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65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59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66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61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66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63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66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665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66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67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166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69" style:parent-style-name="Основнойшрифтабзаца" style:family="text">
      <style:text-properties style:font-name="Fira Code" style:font-name-asian="Times New Roman" style:font-name-complex="Fira Code" fo:color="#B5CEA8" style:letter-kerning="false" fo:font-size="10.5pt" style:font-size-asian="10.5pt" fo:language="en" fo:country="GB" style:language-asian="en" style:country-asian="GB" style:language-complex="ar" style:country-complex="SA"/>
    </style:style>
    <style:style style:name="T167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671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1672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1673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67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75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167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677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67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79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68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81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68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83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68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685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68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87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168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89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169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91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69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93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694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169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696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69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698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69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00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70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02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70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04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70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06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T170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08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70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10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71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12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71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14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71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16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71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18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71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720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72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22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172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724" style:parent-style-name="Основнойшрифтабзаца" style:family="text">
      <style:text-properties style:font-name="Fira Code" style:font-name-asian="Times New Roman" style:font-name-complex="Fira Code" fo:color="#B5CEA8" style:letter-kerning="false" fo:font-size="10.5pt" style:font-size-asian="10.5pt" style:language-asian="en" style:country-asian="GB" style:language-complex="ar" style:country-complex="SA"/>
    </style:style>
    <style:style style:name="T172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P1726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72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2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72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3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P1731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 fo:hyphenate="true"/>
    </style:style>
    <style:style style:name="P1732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73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3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73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3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737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73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739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74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741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style:language-asian="en" style:country-asian="GB" style:language-complex="ar" style:country-complex="SA"/>
    </style:style>
    <style:style style:name="P1742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 fo:hyphenate="true"/>
    </style:style>
    <style:style style:name="P1743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744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fo:language="en" fo:country="GB" style:language-asian="en" style:country-asian="GB" style:language-complex="ar" style:country-complex="SA"/>
    </style:style>
    <style:style style:name="T1745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style:language-asian="en" style:country-asian="GB" style:language-complex="ar" style:country-complex="SA"/>
    </style:style>
    <style:style style:name="T1746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fo:language="en" fo:country="GB" style:language-asian="en" style:country-asian="GB" style:language-complex="ar" style:country-complex="SA"/>
    </style:style>
    <style:style style:name="T1747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style:language-asian="en" style:country-asian="GB" style:language-complex="ar" style:country-complex="SA"/>
    </style:style>
    <style:style style:name="T1748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fo:language="en" fo:country="GB" style:language-asian="en" style:country-asian="GB" style:language-complex="ar" style:country-complex="SA"/>
    </style:style>
    <style:style style:name="T1749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style:language-asian="en" style:country-asian="GB" style:language-complex="ar" style:country-complex="SA"/>
    </style:style>
    <style:style style:name="P1750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 fo:hyphenate="true"/>
    </style:style>
    <style:style style:name="P1751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75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5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75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5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756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175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758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75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60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76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62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76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64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76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766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76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68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176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70" style:parent-style-name="Основнойшрифтабзаца" style:family="text">
      <style:text-properties style:font-name="Fira Code" style:font-name-asian="Times New Roman" style:font-name-complex="Fira Code" fo:color="#569CD6" style:letter-kerning="false" fo:font-size="10.5pt" style:font-size-asian="10.5pt" fo:language="en" fo:country="GB" style:language-asian="en" style:country-asian="GB" style:language-complex="ar" style:country-complex="SA"/>
    </style:style>
    <style:style style:name="T177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72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773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74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775" style:parent-style-name="Основнойшрифтабзаца" style:family="text">
      <style:text-properties style:font-name="Fira Code" style:font-name-asian="Times New Roman" style:font-name-complex="Fira Code" fo:color="#D4D4D4" style:letter-kerning="false" fo:font-size="10.5pt" style:font-size-asian="10.5pt" fo:language="en" fo:country="GB" style:language-asian="en" style:country-asian="GB" style:language-complex="ar" style:country-complex="SA"/>
    </style:style>
    <style:style style:name="T177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77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77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779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78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81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78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83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78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85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78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87" style:parent-style-name="Основнойшрифтабзаца" style:family="text">
      <style:text-properties style:font-name="Fira Code" style:font-name-asian="Times New Roman" style:font-name-complex="Fira Code" fo:color="#CE9178" style:letter-kerning="false" fo:font-size="10.5pt" style:font-size-asian="10.5pt" fo:language="en" fo:country="GB" style:language-asian="en" style:country-asian="GB" style:language-complex="ar" style:country-complex="SA"/>
    </style:style>
    <style:style style:name="T178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89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79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91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79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93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79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95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79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97" style:parent-style-name="Основнойшрифтабзаца" style:family="text">
      <style:text-properties style:font-name="Fira Code" style:font-name-asian="Times New Roman" style:font-name-complex="Fira Code" fo:color="#4EC9B0" style:letter-kerning="false" fo:font-size="10.5pt" style:font-size-asian="10.5pt" fo:language="en" fo:country="GB" style:language-asian="en" style:country-asian="GB" style:language-complex="ar" style:country-complex="SA"/>
    </style:style>
    <style:style style:name="T179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799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80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801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80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803" style:parent-style-name="Основнойшрифтабзаца" style:family="text">
      <style:text-properties style:font-name="Fira Code" style:font-name-asian="Times New Roman" style:font-name-complex="Fira Code" fo:color="#C586C0" style:letter-kerning="false" fo:font-size="10.5pt" style:font-size-asian="10.5pt" fo:language="en" fo:country="GB" style:language-asian="en" style:country-asian="GB" style:language-complex="ar" style:country-complex="SA"/>
    </style:style>
    <style:style style:name="T180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805" style:parent-style-name="Основнойшрифтабзаца" style:family="text">
      <style:text-properties style:font-name="Fira Code" style:font-name-asian="Times New Roman" style:font-name-complex="Fira Code" fo:color="#B5CEA8" style:letter-kerning="false" fo:font-size="10.5pt" style:font-size-asian="10.5pt" fo:language="en" fo:country="GB" style:language-asian="en" style:country-asian="GB" style:language-complex="ar" style:country-complex="SA"/>
    </style:style>
    <style:style style:name="T180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P1807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1808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1809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81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811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81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813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81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815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fo:language="en" fo:country="GB" style:language-asian="en" style:country-asian="GB" style:language-complex="ar" style:country-complex="SA"/>
    </style:style>
    <style:style style:name="P1816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 fo:hyphenate="true"/>
    </style:style>
    <style:style style:name="P1817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81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819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82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821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82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823" style:parent-style-name="Основнойшрифтабзаца" style:family="text">
      <style:text-properties style:font-name="Fira Code" style:font-name-asian="Times New Roman" style:font-name-complex="Fira Code" fo:color="#B5CEA8" style:letter-kerning="false" fo:font-size="10.5pt" style:font-size-asian="10.5pt" style:language-asian="en" style:country-asian="GB" style:language-complex="ar" style:country-complex="SA"/>
    </style:style>
    <style:style style:name="T182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825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style:language-asian="en" style:country-asian="GB" style:language-complex="ar" style:country-complex="SA"/>
    </style:style>
    <style:style style:name="T1826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fo:language="en" fo:country="GB" style:language-asian="en" style:country-asian="GB" style:language-complex="ar" style:country-complex="SA"/>
    </style:style>
    <style:style style:name="T1827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style:language-asian="en" style:country-asian="GB" style:language-complex="ar" style:country-complex="SA"/>
    </style:style>
    <style:style style:name="P1828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82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830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83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832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833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83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835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83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837" style:parent-style-name="Основнойшрифтабзаца" style:family="text">
      <style:text-properties style:font-name="Fira Code" style:font-name-asian="Times New Roman" style:font-name-complex="Fira Code" fo:color="#B5CEA8" style:letter-kerning="false" fo:font-size="10.5pt" style:font-size-asian="10.5pt" style:language-asian="en" style:country-asian="GB" style:language-complex="ar" style:country-complex="SA"/>
    </style:style>
    <style:style style:name="T1838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839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style:language-asian="en" style:country-asian="GB" style:language-complex="ar" style:country-complex="SA"/>
    </style:style>
    <style:style style:name="T1840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fo:language="en" fo:country="GB" style:language-asian="en" style:country-asian="GB" style:language-complex="ar" style:country-complex="SA"/>
    </style:style>
    <style:style style:name="T1841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style:language-asian="en" style:country-asian="GB" style:language-complex="ar" style:country-complex="SA"/>
    </style:style>
    <style:style style:name="P1842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 fo:hyphenate="true"/>
    </style:style>
    <style:style style:name="P1843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fo:hyphenate="true"/>
    </style:style>
    <style:style style:name="T1844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845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846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fo:language="en" fo:country="GB" style:language-asian="en" style:country-asian="GB" style:language-complex="ar" style:country-complex="SA"/>
    </style:style>
    <style:style style:name="T1847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848" style:parent-style-name="Основнойшрифтабзаца" style:family="text">
      <style:text-properties style:font-name="Fira Code" style:font-name-asian="Times New Roman" style:font-name-complex="Fira Code" fo:color="#9CDCFE" style:letter-kerning="false" fo:font-size="10.5pt" style:font-size-asian="10.5pt" fo:language="en" fo:country="GB" style:language-asian="en" style:country-asian="GB" style:language-complex="ar" style:country-complex="SA"/>
    </style:style>
    <style:style style:name="T1849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850" style:parent-style-name="Основнойшрифтабзаца" style:family="text">
      <style:text-properties style:font-name="Fira Code" style:font-name-asian="Times New Roman" style:font-name-complex="Fira Code" fo:color="#DCDCAA" style:letter-kerning="false" fo:font-size="10.5pt" style:font-size-asian="10.5pt" fo:language="en" fo:country="GB" style:language-asian="en" style:country-asian="GB" style:language-complex="ar" style:country-complex="SA"/>
    </style:style>
    <style:style style:name="T1851" style:parent-style-name="Основнойшрифтабзаца" style:family="text"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/>
    </style:style>
    <style:style style:name="T1852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style:language-asian="en" style:country-asian="GB" style:language-complex="ar" style:country-complex="SA"/>
    </style:style>
    <style:style style:name="T1853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fo:language="en" fo:country="GB" style:language-asian="en" style:country-asian="GB" style:language-complex="ar" style:country-complex="SA"/>
    </style:style>
    <style:style style:name="T1854" style:parent-style-name="Основнойшрифтабзаца" style:family="text">
      <style:text-properties style:font-name="Fira Code" style:font-name-asian="Times New Roman" style:font-name-complex="Fira Code" fo:color="#6A9955" style:letter-kerning="false" fo:font-size="10.5pt" style:font-size-asian="10.5pt" style:language-asian="en" style:country-asian="GB" style:language-complex="ar" style:country-complex="SA"/>
    </style:style>
    <style:style style:name="P1855" style:parent-style-name="Обычный" style:family="paragraph">
      <style:paragraph-properties style:vertical-align="auto" style:line-height-at-least="0.1979in" fo:margin-left="0.5in" fo:background-color="#1F1F1F">
        <style:tab-stops/>
        <style:background-fill draw:fill="solid" draw:fill-color="#1F1F1F"/>
      </style:paragraph-properties>
      <style:text-properties style:font-name="Fira Code" style:font-name-asian="Times New Roman" style:font-name-complex="Fira Code" fo:color="#CCCCCC" style:letter-kerning="false" fo:font-size="10.5pt" style:font-size-asian="10.5pt" style:language-asian="en" style:country-asian="GB" style:language-complex="ar" style:country-complex="SA" fo:hyphenate="true"/>
    </style:style>
    <style:style style:name="P1856" style:parent-style-name="Standard" style:family="paragraph">
      <style:paragraph-properties fo:margin-left="0.75in">
        <style:tab-stops/>
      </style:paragraph-properties>
      <style:text-properties fo:font-size="16pt" style:font-size-asian="16pt" style:font-size-complex="16pt"/>
    </style:style>
    <style:style style:name="T185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85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85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86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86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86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86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86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865" style:parent-style-name="Основнойшрифтабзаца" style:family="text">
      <style:text-properties fo:font-size="14pt" style:font-size-asian="14pt" style:font-size-complex="14pt"/>
    </style:style>
    <style:style style:name="P1866" style:parent-style-name="Standard" style:family="paragraph">
      <style:paragraph-properties fo:margin-left="0.4923in">
        <style:tab-stops/>
      </style:paragraph-properties>
      <style:text-properties fo:font-size="14pt" style:font-size-asian="14pt" style:font-size-complex="14pt"/>
    </style:style>
    <style:style style:name="T186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86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86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1870" style:parent-style-name="Standard" style:family="paragraph">
      <style:paragraph-properties fo:margin-left="0.4923in">
        <style:tab-stops/>
      </style:paragraph-properties>
    </style:style>
    <style:style style:name="T1871" style:parent-style-name="Основнойшрифтабзаца" style:family="text">
      <style:text-properties fo:font-size="14pt" style:font-size-asian="14pt" style:font-size-complex="14pt"/>
    </style:style>
    <style:style style:name="T1872" style:parent-style-name="Основнойшрифтабзаца" style:family="text">
      <style:text-properties fo:font-size="14pt" style:font-size-asian="14pt" style:font-size-complex="14pt"/>
    </style:style>
    <style:style style:name="T1873" style:parent-style-name="Основнойшрифтабзаца" style:family="text">
      <style:text-properties fo:font-size="14pt" style:font-size-asian="14pt" style:font-size-complex="14pt"/>
    </style:style>
    <style:style style:name="T1874" style:parent-style-name="Основнойшрифтабзаца" style:family="text">
      <style:text-properties fo:font-size="14pt" style:font-size-asian="14pt" style:font-size-complex="14pt"/>
    </style:style>
    <style:style style:name="T1875" style:parent-style-name="Основнойшрифтабзаца" style:family="text">
      <style:text-properties fo:font-size="14pt" style:font-size-asian="14pt" style:font-size-complex="14pt"/>
    </style:style>
    <style:style style:name="T1876" style:parent-style-name="Основнойшрифтабзаца" style:family="text">
      <style:text-properties fo:font-size="14pt" style:font-size-asian="14pt" style:font-size-complex="14pt"/>
    </style:style>
    <style:style style:name="T1877" style:parent-style-name="Основнойшрифтабзаца" style:family="text">
      <style:text-properties fo:font-size="14pt" style:font-size-asian="14pt" style:font-size-complex="14pt"/>
    </style:style>
    <style:style style:name="T1878" style:parent-style-name="Основнойшрифтабзаца" style:family="text">
      <style:text-properties fo:font-size="14pt" style:font-size-asian="14pt" style:font-size-complex="14pt"/>
    </style:style>
    <style:style style:name="T18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80" style:parent-style-name="Основнойшрифтабзаца" style:family="text">
      <style:text-properties fo:font-size="14pt" style:font-size-asian="14pt" style:font-size-complex="14pt"/>
    </style:style>
    <style:style style:name="T1881" style:parent-style-name="Основнойшрифтабзаца" style:family="text">
      <style:text-properties fo:font-size="14pt" style:font-size-asian="14pt" style:font-size-complex="14pt"/>
    </style:style>
    <style:style style:name="T1882" style:parent-style-name="Основнойшрифтабзаца" style:family="text">
      <style:text-properties fo:font-size="14pt" style:font-size-asian="14pt" style:font-size-complex="14pt"/>
    </style:style>
    <style:style style:name="T1883" style:parent-style-name="Основнойшрифтабзаца" style:family="text">
      <style:text-properties fo:font-size="14pt" style:font-size-asian="14pt" style:font-size-complex="14pt"/>
    </style:style>
    <style:style style:name="T1884" style:parent-style-name="Основнойшрифтабзаца" style:family="text">
      <style:text-properties fo:font-size="14pt" style:font-size-asian="14pt" style:font-size-complex="14pt"/>
    </style:style>
    <style:style style:name="T1885" style:parent-style-name="Основнойшрифтабзаца" style:family="text">
      <style:text-properties fo:font-size="14pt" style:font-size-asian="14pt" style:font-size-complex="14pt"/>
    </style:style>
    <style:style style:name="T1886" style:parent-style-name="Основнойшрифтабзаца" style:family="text">
      <style:text-properties fo:font-size="14pt" style:font-size-asian="14pt" style:font-size-complex="14pt"/>
    </style:style>
    <style:style style:name="T1887" style:parent-style-name="Основнойшрифтабзаца" style:family="text">
      <style:text-properties fo:font-size="14pt" style:font-size-asian="14pt" style:font-size-complex="14pt"/>
    </style:style>
    <style:style style:name="T1888" style:parent-style-name="Основнойшрифтабзаца" style:family="text">
      <style:text-properties fo:font-size="14pt" style:font-size-asian="14pt" style:font-size-complex="14pt"/>
    </style:style>
    <style:style style:name="T1889" style:parent-style-name="Основнойшрифтабзаца" style:family="text">
      <style:text-properties fo:font-size="14pt" style:font-size-asian="14pt" style:font-size-complex="14pt"/>
    </style:style>
    <style:style style:name="T1890" style:parent-style-name="Основнойшрифтабзаца" style:family="text">
      <style:text-properties fo:font-size="14pt" style:font-size-asian="14pt" style:font-size-complex="14pt"/>
    </style:style>
    <style:style style:name="T1891" style:parent-style-name="Основнойшрифтабзаца" style:family="text">
      <style:text-properties fo:font-size="14pt" style:font-size-asian="14pt" style:font-size-complex="14pt"/>
    </style:style>
    <style:style style:name="T1892" style:parent-style-name="Основнойшрифтабзаца" style:family="text">
      <style:text-properties fo:font-size="14pt" style:font-size-asian="14pt" style:font-size-complex="14pt"/>
    </style:style>
    <style:style style:name="T1893" style:parent-style-name="Основнойшрифтабзаца" style:family="text">
      <style:text-properties fo:font-size="14pt" style:font-size-asian="14pt" style:font-size-complex="14pt"/>
    </style:style>
    <style:style style:name="T18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95" style:parent-style-name="Основнойшрифтабзаца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ФИО:<text:s/>Воронин Александр Иванович</text:p>
      <text:p text:style-name="P2">Группа: СКБ251</text:p>
      <text:p text:style-name="P3"/>
      <text:list text:style-name="LFO1" text:continue-numbering="true">
        <text:list-item>
          <text:p text:style-name="P4"><text:span text:style-name="T5">Описание лабораторной работы</text:span></text:p>
        </text:list-item>
      </text:list>
      <text:p text:style-name="P6">Цель лабораторной работы — реализация класса на языке C++ для управления связанным списком блоков управления процессами (PCB). PCB (Process Control Block) — это структура данных, используемая операционной системой для хранения информации о состоянии процесса. Эта информация включает идентификатор процесса, его статус, счетчик команд, регистры CPU и другие данные, необходимые для управления выполнением процесса.</text:p>
      <text:p text:style-name="P7"><text:span text:style-name="T8">Описание классов:</text:span><text:span text:style-name="T9"><text:s/></text:span></text:p>
      <text:list text:style-name="LFO2" text:continue-numbering="true">
        <text:list-item>
          <text:p text:style-name="P10">Структура PCB:<text:s/></text:p>
          <text:list text:continue-numbering="true">
            <text:list-item>
              <text:p text:style-name="P11">• Атрибуты:<text:s/></text:p>
              <text:list text:continue-numbering="true">
                <text:list-item>
                  <text:p text:style-name="P12">processID: Идентификатор процесса (int).<text:s/></text:p>
                </text:list-item>
                <text:list-item>
                  <text:p text:style-name="P13">processName: Название процесса (std::string).<text:s/></text:p>
                </text:list-item>
                <text:list-item>
                  <text:p text:style-name="P14"><text:span text:style-name="T15">processStatus:<text:s/></text:span><text:span text:style-name="T16">Статус</text:span><text:span text:style-name="T17"><text:s/></text:span><text:span text:style-name="T18">процесса</text:span><text:span text:style-name="T19"><text:s/>(std::string<text:s/></text:span><text:span text:style-name="T20">или</text:span><text:span text:style-name="T21"><text:s/>enum,<text:s/></text:span><text:span text:style-name="T22">например</text:span><text:span text:style-name="T23">, Running, Waiting, Stopped).</text:span></text:p>
                </text:list-item>
                <text:list-item>
                  <text:p text:style-name="P24">commandCounter: Счетчик команд (int), указывающий на следующую исполняемую команду.<text:s/></text:p>
                </text:list-item>
                <text:list-item>
                  <text:p text:style-name="P25">cpuRegisters: Массив или структура для хранения состояния регистров CPU (может быть представлен, например, массивом int или специфической структурой).<text:s/></text:p>
                </text:list-item>
              </text:list>
            </text:list-item>
          </text:list>
        </text:list-item>
        <text:list-item>
          <text:p text:style-name="P26">Класс ListNode:</text:p>
          <text:list text:continue-numbering="true">
            <text:list-item>
              <text:p text:style-name="P27">Атрибуты:</text:p>
              <text:list text:continue-numbering="true">
                <text:list-item>
                  <text:p text:style-name="P28">data: Объект PCB.</text:p>
                </text:list-item>
                <text:list-item>
                  <text:p text:style-name="P29">next: Указатель на следующий узел в списке (ListNode*).</text:p>
                </text:list-item>
              </text:list>
            </text:list-item>
          </text:list>
        </text:list-item>
      </text:list>
      <text:list text:style-name="LFO3" text:continue-numbering="true">
        <text:list-item>
          <text:p text:style-name="P30">Методы:</text:p>
          <text:list text:continue-numbering="true">
            <text:list-item>
              <text:p text:style-name="P31">Конструктор, инициализирующий data и next.<text:s/></text:p>
            </text:list-item>
            <text:list-item>
              <text:p text:style-name="P32">Деструктор, если требуется.<text:s/></text:p>
            </text:list-item>
          </text:list>
        </text:list-item>
      </text:list>
      <text:list text:style-name="LFO4" text:continue-numbering="true">
        <text:list-item>
          <text:p text:style-name="P33">Класс ProcessList:</text:p>
          <text:list text:continue-numbering="true">
            <text:list-item>
              <text:p text:style-name="P34">Атрибуты:<text:s/></text:p>
              <text:list text:continue-numbering="true">
                <text:list-item>
                  <text:p text:style-name="P35">head: Указатель на начало списка (ListNode*).</text:p>
                </text:list-item>
              </text:list>
            </text:list-item>
          </text:list>
        </text:list-item>
      </text:list>
      <text:list text:style-name="LFO5" text:continue-numbering="true">
        <text:list-item>
          <text:p text:style-name="P36">Методы:<text:s/></text:p>
          <text:list text:continue-numbering="true">
            <text:list-item>
              <text:p text:style-name="P37">insert (const PCB&amp; newPCB): вставляет новый PCB в список, упорядоченно по идентификатору процесса. Возвращает true, если вставка успешна, и false в случае дублирования идентификатора.</text:p>
            </text:list-item>
            <text:list-item>
              <text:p text:style-name="P38">remove (int pid): удаляет PCB из списка по идентификатору. Возвращает true, если удаление успешно, и false, если идентификатор не найден.</text:p>
            </text:list-item>
            <text:list-item>
              <text:p text:style-name="P39">printList (): выводит информацию о всех процессах в списке.</text:p>
            </text:list-item>
          </text:list>
        </text:list-item>
      </text:list>
      <text:list text:style-name="LFO4" text:continue-numbering="true">
        <text:list-item>
          <text:p text:style-name="P40"><text:span text:style-name="T41">В функции main</text:span><text:span text:style-name="T42"><text:s/></text:span><text:span text:style-name="T43">():<text:s/></text:span></text:p>
          <text:list text:continue-numbering="true">
            <text:list-item>
              <text:p text:style-name="P44">Создание списка процессов: Инициализация объекта класса ProcessList.</text:p>
            </text:list-item>
            <text:list-item>
              <text:p text:style-name="P45">Добавление элементов: Вставка нескольких процессов в список.<text:s/></text:p>
            </text:list-item>
            <text:list-item>
              <text:p text:style-name="P46">Вывод списка: Печать списка после вставок для проверки корректности добавления.<text:s/></text:p>
            </text:list-item>
            <text:list-item>
              <text:p text:style-name="P47">Удаление элементов: Удаление одного или нескольких процессов из списка.<text:s/></text:p>
            </text:list-item>
            <text:list-item>
              <text:p text:style-name="P48">Вывод списка: Печать списка после удалений для демонстрации изменений.<text:s/></text:p>
            </text:list-item>
            <text:list-item>
              <text:p text:style-name="P49">Попытки неудачной операции: Демонстрация попыток вставки существующих и удаления несуществующих элементов.<text:s/></text:p>
            </text:list-item>
            <text:list-item>
              <text:p text:style-name="P50">Финальный вывод списка: Печать конечного состояния списка.</text:p>
            </text:list-item>
          </text:list>
        </text:list-item>
      </text:list>
      <text:p text:style-name="P51"/>
      <text:list text:style-name="LFO1" text:continue-numbering="true">
        <text:list-item>
          <text:p text:style-name="P52">Описание алгоритма:</text:p>
        </text:list-item>
      </text:list>
      <text:list text:style-name="LFO4" text:continue-numbering="true">
        <text:list-item>
          <text:p text:style-name="P53"><text:span text:style-name="T54">Заголовочный файл</text:span><text:span text:style-name="T55"><text:s/>PCB.h:</text:span></text:p>
          <text:list text:continue-numbering="true">
            <text:list-item>
              <text:p text:style-name="P56"><text:span text:style-name="T57">Назначение: определяет структуру данных, которая описывает процесс</text:span></text:p>
            </text:list-item>
            <text:list-item>
              <text:p text:style-name="P58"><text:span text:style-name="T59">Определяет</text:span><text:span text:style-name="T60"><text:s/>ProcessStatus<text:s/></text:span><text:span text:style-name="T61">с</text:span><text:span text:style-name="T62"><text:s/></text:span><text:span text:style-name="T63">состояниями</text:span><text:span text:style-name="T64">: Running, Stopped, Waiting</text:span></text:p>
            </text:list-item>
            <text:list-item>
              <text:p text:style-name="P65"><text:span text:style-name="T66">Определяет структуру<text:s/></text:span><text:span text:style-name="T67">PCB</text:span><text:span text:style-name="T68"><text:s/>с полями:<text:s/></text:span></text:p>
              <text:list text:continue-numbering="true">
                <text:list-item>
                  <text:p text:style-name="P69"><text:span text:style-name="T70">processID</text:span><text:span text:style-name="T71"><text:s/>— идентификатор процесса.</text:span></text:p>
                </text:list-item>
                <text:list-item>
                  <text:p text:style-name="P72"><text:span text:style-name="T73">processName</text:span><text:span text:style-name="T74"><text:s/>— имя процесса.<text:s/></text:span></text:p>
                </text:list-item>
                <text:list-item>
                  <text:p text:style-name="P75"><text:span text:style-name="T76">processStatus</text:span><text:span text:style-name="T77"><text:s/>— текущий статус.<text:s/></text:span></text:p>
                </text:list-item>
                <text:list-item>
                  <text:p text:style-name="P78"><text:span text:style-name="T79">commandCounter</text:span><text:span text:style-name="T80"><text:s/>— счётчик команд.<text:s/></text:span></text:p>
                </text:list-item>
                <text:list-item>
                  <text:p text:style-name="P81"><text:span text:style-name="T82">cpuRegisters</text:span><text:span text:style-name="T83"><text:s/>— вектор значений регистров<text:s/></text:span><text:span text:style-name="T84">CPU</text:span><text:span text:style-name="T85">.</text:span></text:p>
                </text:list-item>
              </text:list>
            </text:list-item>
          </text:list>
        </text:list-item>
      </text:list>
      <text:list text:style-name="LFO6" text:continue-numbering="true">
        <text:list-item>
          <text:p text:style-name="P86">Содержит два конструктора: параметризованный и по умолчанию</text:p>
        </text:list-item>
      </text:list>
      <text:list text:style-name="LFO4" text:continue-numbering="true">
        <text:list-item>
          <text:p text:style-name="P87"><text:span text:style-name="T88">Заголовочный файл<text:s/></text:span><text:span text:style-name="T89">ListNode.h:</text:span></text:p>
          <text:list text:continue-numbering="true">
            <text:list-item>
              <text:p text:style-name="P90">Назначение: определяет узел односвязного списка.</text:p>
            </text:list-item>
            <text:list-item>
              <text:p text:style-name="P91"><text:span text:style-name="T92">Структура</text:span><text:span text:style-name="T93">:</text:span></text:p>
              <text:list text:continue-numbering="true">
                <text:list-item>
                  <text:p text:style-name="P94"><text:span text:style-name="T95">data —<text:s/></text:span><text:span text:style-name="T96">объект типа<text:s/></text:span><text:span text:style-name="T97">PCB</text:span></text:p>
                </text:list-item>
                <text:list-item>
                  <text:p text:style-name="P98"><text:span text:style-name="T99">next</text:span><text:span text:style-name="T100"><text:s/>— указатель на следующий узел</text:span></text:p>
                </text:list-item>
                <text:list-item>
                  <text:p text:style-name="P101">Конструктор принимает PCB и необязательный указатель на следующий узел.</text:p>
                </text:list-item>
              </text:list>
            </text:list-item>
          </text:list>
        </text:list-item>
        <text:list-item>
          <text:p text:style-name="P102"><text:span text:style-name="T103">Заголовочный файл<text:s/></text:span><text:span text:style-name="T104">ProcessList.h:</text:span></text:p>
          <text:list text:continue-numbering="true">
            <text:list-item>
              <text:p text:style-name="P105">Назначение: объявляет класс ProcessList для управления упорядоченным списком процессов.</text:p>
            </text:list-item>
            <text:list-item>
              <text:p text:style-name="P106"><text:span text:style-name="T107">Структура</text:span><text:span text:style-name="T108">:</text:span></text:p>
              <text:soft-page-break/>
              <text:list text:continue-numbering="true">
                <text:list-item>
                  <text:p text:style-name="P109"><text:span text:style-name="T110">Приватное поле<text:s/></text:span><text:span text:style-name="T111">head</text:span><text:span text:style-name="T112"><text:s/>— указатель на первый узел списка</text:span></text:p>
                </text:list-item>
                <text:list-item>
                  <text:p text:style-name="P113"><text:span text:style-name="T114">Публичные методы</text:span><text:span text:style-name="T115">:</text:span></text:p>
                  <text:list text:continue-numbering="true">
                    <text:list-item>
                      <text:p text:style-name="P116"><text:span text:style-name="T117">ProcessList</text:span><text:span text:style-name="T118"><text:s/></text:span><text:span text:style-name="T119">() —<text:s/></text:span><text:span text:style-name="T120">конструктор</text:span></text:p>
                    </text:list-item>
                    <text:list-item>
                      <text:p text:style-name="P121"><text:span text:style-name="T122">~ProcessList () —<text:s/></text:span><text:span text:style-name="T123">деструктор</text:span></text:p>
                    </text:list-item>
                    <text:list-item>
                      <text:p text:style-name="P124"><text:span text:style-name="T125">bool</text:span><text:span text:style-name="T126"><text:s/></text:span><text:span text:style-name="T127">insert</text:span><text:span text:style-name="T128">(</text:span><text:span text:style-name="T129">const</text:span><text:span text:style-name="T130"><text:s/>&amp;</text:span><text:span text:style-name="T131">PCB</text:span><text:span text:style-name="T132">) — добавление процесса в связный список с сохранением порядка по<text:s/></text:span><text:span text:style-name="T133">processID</text:span></text:p>
                    </text:list-item>
                    <text:list-item>
                      <text:p text:style-name="P134"><text:span text:style-name="T135">bool</text:span><text:span text:style-name="T136"><text:s/></text:span><text:span text:style-name="T137">remove</text:span><text:span text:style-name="T138">(</text:span><text:span text:style-name="T139">int</text:span><text:span text:style-name="T140"><text:s/></text:span><text:span text:style-name="T141">pid</text:span><text:span text:style-name="T142">) — удаление процесса из связного списка по его<text:s/></text:span><text:span text:style-name="T143">ID</text:span></text:p>
                    </text:list-item>
                    <text:list-item>
                      <text:p text:style-name="P144"><text:span text:style-name="T145">void</text:span><text:span text:style-name="T146"><text:s/></text:span><text:span text:style-name="T147">printList</text:span><text:span text:style-name="T148">()<text:s/></text:span><text:span text:style-name="T149">const</text:span><text:span text:style-name="T150"><text:s/>— вывод всех процессов в списке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FO7" text:continue-numbering="true">
        <text:list-item>
          <text:p text:style-name="P151"><text:span text:style-name="T152">Файл с реализацией процессов<text:s/></text:span><text:span text:style-name="T153">ProcessList</text:span><text:span text:style-name="T154">.</text:span><text:span text:style-name="T155">cpp</text:span><text:span text:style-name="T156">:</text:span></text:p>
          <text:list text:continue-numbering="true">
            <text:list-item>
              <text:p text:style-name="P157"><text:span text:style-name="T158">Назначение: реализует методы из<text:s/></text:span><text:span text:style-name="T159">ProcessList</text:span><text:span text:style-name="T160">.</text:span><text:span text:style-name="T161">h</text:span></text:p>
            </text:list-item>
            <text:list-item>
              <text:p text:style-name="P162"><text:span text:style-name="T163">Конструктор<text:s/></text:span><text:span text:style-name="T164">ProcessList()</text:span></text:p>
              <text:list text:continue-numbering="true">
                <text:list-item>
                  <text:p text:style-name="P165"><text:span text:style-name="T166">Инициализирует<text:s/></text:span><text:span text:style-name="T167">head<text:s/></text:span><text:span text:style-name="T168">как<text:s/></text:span><text:span text:style-name="T169">nullptr</text:span></text:p>
                </text:list-item>
              </text:list>
            </text:list-item>
          </text:list>
        </text:list-item>
      </text:list>
      <text:list text:style-name="LFO8" text:continue-numbering="true">
        <text:list-item>
          <text:p text:style-name="P170"><text:span text:style-name="T171">Деструктор<text:s/></text:span><text:span text:style-name="T172">~ProcessList()</text:span></text:p>
          <text:list text:continue-numbering="true">
            <text:list-item>
              <text:p text:style-name="P173">Последовательно удаляет все элементы из связного списка</text:p>
            </text:list-item>
          </text:list>
        </text:list-item>
        <text:list-item>
          <text:p text:style-name="P174"><text:span text:style-name="T175">Метод</text:span><text:span text:style-name="T176"><text:s/>bool insert(const PCB &amp;newPCB)</text:span></text:p>
          <text:list text:continue-numbering="true">
            <text:list-item>
              <text:p text:style-name="P177"><text:span text:style-name="T178">Вставляет процесс в упорядоченный список по<text:s/></text:span><text:span text:style-name="T179">processID</text:span></text:p>
            </text:list-item>
            <text:list-item>
              <text:p text:style-name="P180"><text:span text:style-name="T181">Проверяет на дубликаты по<text:s/></text:span><text:span text:style-name="T182">processID</text:span></text:p>
            </text:list-item>
            <text:list-item>
              <text:p text:style-name="P183">Выводит сообщение об успехе/неудаче</text:p>
            </text:list-item>
          </text:list>
        </text:list-item>
      </text:list>
      <text:list text:style-name="LFO9" text:continue-numbering="true">
        <text:list-item>
          <text:p text:style-name="P184"><text:span text:style-name="T185">Метод</text:span><text:span text:style-name="T186"><text:s/>bool remove(int pid)</text:span></text:p>
          <text:list text:continue-numbering="true">
            <text:list-item>
              <text:p text:style-name="P187"><text:span text:style-name="T188">Удаляет процесс по<text:s/></text:span><text:span text:style-name="T189">processID</text:span></text:p>
            </text:list-item>
            <text:list-item>
              <text:p text:style-name="P190">Выводит сообщение об успехе/неудаче</text:p>
            </text:list-item>
          </text:list>
        </text:list-item>
        <text:list-item>
          <text:p text:style-name="P191"><text:span text:style-name="T192">Метод<text:s/></text:span><text:span text:style-name="T193">void printList() const:</text:span></text:p>
          <text:list text:continue-numbering="true">
            <text:list-item>
              <text:p text:style-name="P194">Выводит информацию о каждом процессе</text:p>
            </text:list-item>
          </text:list>
        </text:list-item>
      </text:list>
      <text:list text:style-name="LFO7" text:continue-numbering="true">
        <text:list-item>
          <text:p text:style-name="P195"><text:span text:style-name="T196">Основной исполняемый файл<text:s/></text:span><text:span text:style-name="T197">main</text:span><text:span text:style-name="T198">.</text:span><text:span text:style-name="T199">cpp</text:span></text:p>
          <text:list text:continue-numbering="true">
            <text:list-item>
              <text:p text:style-name="P200">Назначение: точка входа в программу, демонстрация работы списка процессов</text:p>
            </text:list-item>
            <text:list-item>
              <text:p text:style-name="P201"><text:span text:style-name="T202">Основные действия</text:span><text:span text:style-name="T203">:</text:span></text:p>
              <text:list text:continue-numbering="true">
                <text:list-item>
                  <text:p text:style-name="P204"><text:span text:style-name="T205">Создание объекта<text:s/></text:span><text:span text:style-name="T206">ProcessList</text:span></text:p>
                </text:list-item>
                <text:list-item>
                  <text:p text:style-name="P207"><text:span text:style-name="T208">Создание нескольких объектов<text:s/></text:span><text:span text:style-name="T209">PCB</text:span><text:span text:style-name="T210"><text:s/>с разными параметрами</text:span></text:p>
                </text:list-item>
                <text:list-item>
                  <text:p text:style-name="P211"><text:span text:style-name="T212">Успешное/неуспешное добавление процесса с помощью<text:s/></text:span><text:span text:style-name="T213">insert</text:span></text:p>
                </text:list-item>
                <text:list-item>
                  <text:p text:style-name="P214"><text:span text:style-name="T215">Успешное/неуспешное удаление процессов с помощью<text:s/></text:span><text:span text:style-name="T216">remove</text:span></text:p>
                </text:list-item>
                <text:list-item>
                  <text:p text:style-name="P217"><text:span text:style-name="T218">Вывод состояния списка с помощью<text:s/></text:span><text:span text:style-name="T219">printList</text:span></text:p>
                </text:list-item>
              </text:list>
            </text:list-item>
          </text:list>
        </text:list-item>
      </text:list>
      <text:list text:style-name="LFO1" text:continue-numbering="true">
        <text:list-item>
          <text:p text:style-name="P220"><text:span text:style-name="T221">Код:</text:span></text:p>
        </text:list-item>
      </text:list>
      <text:list text:style-name="LFO10" text:continue-numbering="true">
        <text:list-item>
          <text:p text:style-name="P222"><text:span text:style-name="T223">PCB.h:</text:span></text:p>
        </text:list-item>
        <text:list-item>
          <text:p text:style-name="P224"/>
        </text:list-item>
      </text:list>
      <text:soft-page-break/>
      <text:p text:style-name="P225"><text:span text:style-name="T226">#pragma</text:span><text:span text:style-name="T227"><text:s/></text:span><text:span text:style-name="T228">once</text:span></text:p>
      <text:p text:style-name="P229"/>
      <text:p text:style-name="P230"><text:span text:style-name="T231">#include</text:span><text:span text:style-name="T232"><text:s/></text:span><text:span text:style-name="T233">&lt;string&gt;</text:span></text:p>
      <text:p text:style-name="P234"><text:span text:style-name="T235">#include</text:span><text:span text:style-name="T236"><text:s/></text:span><text:span text:style-name="T237">&lt;vector&gt;</text:span></text:p>
      <text:p text:style-name="P238"/>
      <text:p text:style-name="P239"><text:span text:style-name="T240">// объявление структуры<text:s/></text:span><text:span text:style-name="T241">PCB</text:span><text:span text:style-name="T242">, где будет храниться вся нужная информация по процессу</text:span></text:p>
      <text:p text:style-name="P243"><text:span text:style-name="T244">struct</text:span><text:span text:style-name="T245"><text:s/></text:span><text:span text:style-name="T246">PCB</text:span></text:p>
      <text:p text:style-name="P247">{</text:p>
      <text:p text:style-name="P248"><text:span text:style-name="T249">   <text:s/></text:span><text:span text:style-name="T250">int</text:span><text:span text:style-name="T251"><text:s/></text:span><text:span text:style-name="T252">processID</text:span><text:span text:style-name="T253">;</text:span></text:p>
      <text:p text:style-name="P254"><text:span text:style-name="T255">   <text:s/></text:span><text:span text:style-name="T256">std</text:span><text:span text:style-name="T257">::</text:span><text:span text:style-name="T258">string</text:span><text:span text:style-name="T259"><text:s/></text:span><text:span text:style-name="T260">processName</text:span><text:span text:style-name="T261">;</text:span></text:p>
      <text:p text:style-name="P262"><text:span text:style-name="T263">   <text:s/></text:span><text:span text:style-name="T264">enum</text:span><text:span text:style-name="T265"><text:s/></text:span><text:span text:style-name="T266">class</text:span><text:span text:style-name="T267"><text:s/></text:span><text:span text:style-name="T268">State</text:span><text:span text:style-name="T269"><text:s/>{<text:s/></text:span><text:span text:style-name="T270">RUNNING</text:span><text:span text:style-name="T271">,<text:s/></text:span><text:span text:style-name="T272">WAITING</text:span><text:span text:style-name="T273">,<text:s/></text:span><text:span text:style-name="T274">STOPPED</text:span><text:span text:style-name="T275"><text:s/>}<text:s/></text:span><text:span text:style-name="T276">state</text:span><text:span text:style-name="T277">;</text:span></text:p>
      <text:p text:style-name="P278"><text:span text:style-name="T279">   <text:s/></text:span><text:span text:style-name="T280">int</text:span><text:span text:style-name="T281"><text:s/></text:span><text:span text:style-name="T282">commandCounter</text:span><text:span text:style-name="T283">;</text:span></text:p>
      <text:p text:style-name="P284"><text:span text:style-name="T285">   <text:s/></text:span><text:span text:style-name="T286">std</text:span><text:span text:style-name="T287">::</text:span><text:span text:style-name="T288">vector</text:span><text:span text:style-name="T289">&lt;</text:span><text:span text:style-name="T290">int</text:span><text:span text:style-name="T291">&gt;</text:span><text:span text:style-name="T292"><text:s/></text:span><text:span text:style-name="T293">cpuRegisters</text:span><text:span text:style-name="T294">;</text:span></text:p>
      <text:p text:style-name="P295"/>
      <text:p text:style-name="P296"><text:span text:style-name="T297">   <text:s/></text:span><text:span text:style-name="T298">PCB</text:span><text:span text:style-name="T299">(</text:span><text:span text:style-name="T300">int</text:span><text:span text:style-name="T301"><text:s/></text:span><text:span text:style-name="T302">pid</text:span><text:span text:style-name="T303">,<text:s/></text:span><text:span text:style-name="T304">std</text:span><text:span text:style-name="T305">::</text:span><text:span text:style-name="T306">string</text:span><text:span text:style-name="T307"><text:s/></text:span><text:span text:style-name="T308">pname</text:span><text:span text:style-name="T309">,<text:s/></text:span><text:span text:style-name="T310">State</text:span><text:span text:style-name="T311"><text:s/></text:span><text:span text:style-name="T312">s</text:span><text:span text:style-name="T313">,<text:s/></text:span><text:span text:style-name="T314">int</text:span><text:span text:style-name="T315"><text:s/></text:span><text:span text:style-name="T316">cmdC</text:span><text:span text:style-name="T317">,<text:s/></text:span><text:span text:style-name="T318">std</text:span><text:span text:style-name="T319">::</text:span><text:span text:style-name="T320">vector</text:span><text:span text:style-name="T321">&lt;</text:span><text:span text:style-name="T322">int</text:span><text:span text:style-name="T323">&gt;<text:s/></text:span><text:span text:style-name="T324">cpuReg</text:span><text:span text:style-name="T325">)<text:s/></text:span></text:p>
      <text:p text:style-name="P326"><text:span text:style-name="T327">        :<text:s/></text:span><text:span text:style-name="T328">processID</text:span><text:span text:style-name="T329">(</text:span><text:span text:style-name="T330">pid</text:span><text:span text:style-name="T331">),<text:s/></text:span><text:span text:style-name="T332">processName</text:span><text:span text:style-name="T333">(</text:span><text:span text:style-name="T334">pname</text:span><text:span text:style-name="T335">),<text:s/></text:span><text:span text:style-name="T336">state</text:span><text:span text:style-name="T337">(</text:span><text:span text:style-name="T338">s</text:span><text:span text:style-name="T339">),<text:s/></text:span><text:span text:style-name="T340">commandCounter</text:span><text:span text:style-name="T341">(</text:span><text:span text:style-name="T342">cmdC</text:span><text:span text:style-name="T343">),<text:s/></text:span><text:span text:style-name="T344">cpuRegisters</text:span><text:span text:style-name="T345">(</text:span><text:span text:style-name="T346">cpuReg</text:span><text:span text:style-name="T347">) {}</text:span></text:p>
      <text:p text:style-name="P348">};</text:p>
      <text:p text:style-name="P349"/>
      <text:list text:style-name="LFO10" text:continue-numbering="true">
        <text:list-item>
          <text:p text:style-name="P350"><text:span text:style-name="T351">ListNode.h:</text:span></text:p>
        </text:list-item>
      </text:list>
      <text:p text:style-name="P352"><text:span text:style-name="T353">#pragma</text:span><text:span text:style-name="T354"><text:s/></text:span><text:span text:style-name="T355">once</text:span></text:p>
      <text:p text:style-name="P356"/>
      <text:p text:style-name="P357"><text:span text:style-name="T358">#include</text:span><text:span text:style-name="T359"><text:s/></text:span><text:span text:style-name="T360">&lt;string&gt;</text:span></text:p>
      <text:p text:style-name="P361"/>
      <text:p text:style-name="P362"><text:span text:style-name="T363">#include</text:span><text:span text:style-name="T364"><text:s/></text:span><text:span text:style-name="T365">"PCB.h"</text:span></text:p>
      <text:p text:style-name="P366"/>
      <text:p text:style-name="P367"><text:span text:style-name="T368">// объявление класса<text:s/></text:span><text:span text:style-name="T369">ListNode</text:span><text:span text:style-name="T370"><text:s/>который является обёрткой для<text:s/></text:span><text:span text:style-name="T371">PCB</text:span><text:span text:style-name="T372">.<text:s/></text:span></text:p>
      <text:p text:style-name="P373"><text:span text:style-name="T374">class</text:span><text:span text:style-name="T375"><text:s/></text:span><text:span text:style-name="T376">ListNode</text:span><text:span text:style-name="T377"><text:s/>{</text:span></text:p>
      <text:p text:style-name="P378"><text:span text:style-name="T379">private:</text:span></text:p>
      <text:p text:style-name="P380"><text:span text:style-name="T381">   <text:s/></text:span><text:span text:style-name="T382">PCB</text:span><text:span text:style-name="T383"><text:s/></text:span><text:span text:style-name="T384">data</text:span><text:span text:style-name="T385">;</text:span></text:p>
      <text:p text:style-name="P386"><text:span text:style-name="T387">   <text:s/></text:span><text:span text:style-name="T388">ListNode</text:span><text:span text:style-name="T389">*</text:span><text:span text:style-name="T390"><text:s/></text:span><text:span text:style-name="T391">next</text:span><text:span text:style-name="T392">;</text:span></text:p>
      <text:p text:style-name="P393"><text:span text:style-name="T394">public:</text:span></text:p>
      <text:p text:style-name="P395"><text:span text:style-name="T396">   <text:s/></text:span><text:span text:style-name="T397">ListNode</text:span><text:span text:style-name="T398">(</text:span><text:span text:style-name="T399">PCB</text:span><text:span text:style-name="T400"><text:s/></text:span><text:span text:style-name="T401">d</text:span><text:span text:style-name="T402">,<text:s/></text:span><text:span text:style-name="T403">ListNode</text:span><text:span text:style-name="T404">*</text:span><text:span text:style-name="T405"><text:s/></text:span><text:span text:style-name="T406">n</text:span><text:span text:style-name="T407">);</text:span></text:p>
      <text:p text:style-name="P408"/>
      <text:p text:style-name="P409"><text:span text:style-name="T410">   <text:s/></text:span><text:span text:style-name="T411">PCB</text:span><text:span text:style-name="T412"><text:s/></text:span><text:span text:style-name="T413">getData</text:span><text:span text:style-name="T414">()<text:s/></text:span><text:span text:style-name="T415">const</text:span><text:span text:style-name="T416">;</text:span></text:p>
      <text:p text:style-name="P417"><text:span text:style-name="T418">   <text:s/></text:span><text:span text:style-name="T419">ListNode</text:span><text:span text:style-name="T420">*</text:span><text:span text:style-name="T421"><text:s/></text:span><text:span text:style-name="T422">getNext</text:span><text:span text:style-name="T423">()<text:s/></text:span><text:span text:style-name="T424">const</text:span><text:span text:style-name="T425">;</text:span></text:p>
      <text:p text:style-name="P426"><text:span text:style-name="T427">   <text:s/></text:span><text:span text:style-name="T428">ListNode</text:span><text:span text:style-name="T429">*</text:span><text:span text:style-name="T430"><text:s/></text:span><text:span text:style-name="T431">getNext</text:span><text:span text:style-name="T432">(</text:span><text:span text:style-name="T433">ListNode</text:span><text:span text:style-name="T434">*</text:span><text:span text:style-name="T435"><text:s/></text:span><text:span text:style-name="T436">newNext</text:span><text:span text:style-name="T437">);</text:span></text:p>
      <text:p text:style-name="P438">};</text:p>
      <text:list text:style-name="LFO10" text:continue-numbering="true">
        <text:list-item>
          <text:p text:style-name="P439"><text:span text:style-name="T440">ProcessList.h:</text:span></text:p>
        </text:list-item>
      </text:list>
      <text:p text:style-name="P441"><text:span text:style-name="T442">#pragma</text:span><text:span text:style-name="T443"><text:s/></text:span><text:span text:style-name="T444">once</text:span></text:p>
      <text:p text:style-name="P445"/>
      <text:p text:style-name="P446"><text:span text:style-name="T447">#include</text:span><text:span text:style-name="T448"><text:s/></text:span><text:span text:style-name="T449">&lt;string&gt;</text:span></text:p>
      <text:p text:style-name="P450"/>
      <text:p text:style-name="P451"><text:span text:style-name="T452">#include</text:span><text:span text:style-name="T453"><text:s/></text:span><text:span text:style-name="T454">"ListNode.h"</text:span></text:p>
      <text:p text:style-name="P455"/>
      <text:p text:style-name="P456"><text:span text:style-name="T457">// объявление класса<text:s/></text:span><text:span text:style-name="T458">ProcessList</text:span><text:span text:style-name="T459">, который отвечает за цепочку, хранение процессов</text:span></text:p>
      <text:p text:style-name="P460"><text:span text:style-name="T461">class</text:span><text:span text:style-name="T462"><text:s/></text:span><text:span text:style-name="T463">ProcessList</text:span><text:span text:style-name="T464"><text:s/>{</text:span></text:p>
      <text:soft-page-break/>
      <text:p text:style-name="P465"><text:span text:style-name="T466">private:</text:span></text:p>
      <text:p text:style-name="P467"><text:span text:style-name="T468">   <text:s/></text:span><text:span text:style-name="T469">ListNode</text:span><text:span text:style-name="T470">*</text:span><text:span text:style-name="T471"><text:s/></text:span><text:span text:style-name="T472">head</text:span><text:span text:style-name="T473">;</text:span></text:p>
      <text:p text:style-name="P474"><text:span text:style-name="T475">public:</text:span></text:p>
      <text:p text:style-name="P476"><text:span text:style-name="T477">   <text:s/></text:span><text:span text:style-name="T478">ProcessList</text:span><text:span text:style-name="T479">();</text:span></text:p>
      <text:p text:style-name="P480"><text:span text:style-name="T481">   <text:s/></text:span><text:span text:style-name="T482">~ProcessList</text:span><text:span text:style-name="T483">();</text:span></text:p>
      <text:p text:style-name="P484"/>
      <text:p text:style-name="P485"><text:span text:style-name="T486">   <text:s/></text:span><text:span text:style-name="T487">bool</text:span><text:span text:style-name="T488"><text:s/></text:span><text:span text:style-name="T489">insert</text:span><text:span text:style-name="T490">(</text:span><text:span text:style-name="T491">const</text:span><text:span text:style-name="T492"><text:s/></text:span><text:span text:style-name="T493">PCB</text:span><text:span text:style-name="T494">&amp;</text:span><text:span text:style-name="T495"><text:s/></text:span><text:span text:style-name="T496">newPCB</text:span><text:span text:style-name="T497">);</text:span></text:p>
      <text:p text:style-name="P498"><text:span text:style-name="T499">   <text:s/></text:span><text:span text:style-name="T500">bool</text:span><text:span text:style-name="T501"><text:s/></text:span><text:span text:style-name="T502">remove</text:span><text:span text:style-name="T503">(</text:span><text:span text:style-name="T504">int</text:span><text:span text:style-name="T505"><text:s/></text:span><text:span text:style-name="T506">pid</text:span><text:span text:style-name="T507">);</text:span></text:p>
      <text:p text:style-name="P508"><text:span text:style-name="T509">   <text:s/></text:span><text:span text:style-name="T510">void</text:span><text:span text:style-name="T511"><text:s/></text:span><text:span text:style-name="T512">printList</text:span><text:span text:style-name="T513">()<text:s/></text:span><text:span text:style-name="T514">const</text:span><text:span text:style-name="T515">;</text:span></text:p>
      <text:p text:style-name="P516">};</text:p>
      <text:p text:style-name="P517"/>
      <text:list text:style-name="LFO10" text:continue-numbering="true">
        <text:list-item>
          <text:p text:style-name="P518"><text:span text:style-name="T519">ProcessList.cpp:</text:span></text:p>
        </text:list-item>
      </text:list>
      <text:p text:style-name="P520"><text:span text:style-name="T521">#include</text:span><text:span text:style-name="T522"><text:s/></text:span><text:span text:style-name="T523">"include/ProcessList.h"</text:span></text:p>
      <text:p text:style-name="P524"><text:span text:style-name="T525">#include</text:span><text:span text:style-name="T526"><text:s/></text:span><text:span text:style-name="T527">"include/PCB.h"</text:span></text:p>
      <text:p text:style-name="P528"><text:span text:style-name="T529">#include</text:span><text:span text:style-name="T530"><text:s/></text:span><text:span text:style-name="T531">&lt;iostream&gt;</text:span></text:p>
      <text:p text:style-name="P532"><text:span text:style-name="T533">#include</text:span><text:span text:style-name="T534"><text:s/></text:span><text:span text:style-name="T535">&lt;vector&gt;</text:span></text:p>
      <text:p text:style-name="P536"/>
      <text:p text:style-name="P537"><text:span text:style-name="T538">ProcessList</text:span><text:span text:style-name="T539">::</text:span><text:span text:style-name="T540">ProcessList</text:span><text:span text:style-name="T541">() :<text:s/></text:span><text:span text:style-name="T542">head</text:span><text:span text:style-name="T543">(</text:span><text:span text:style-name="T544">nullptr</text:span><text:span text:style-name="T545">) {}</text:span><text:span text:style-name="T546"><text:s/> // конструктор класса</text:span></text:p>
      <text:p text:style-name="P547"/>
      <text:p text:style-name="P548"><text:span text:style-name="T549">ProcessList</text:span><text:span text:style-name="T550">::</text:span><text:span text:style-name="T551">~</text:span><text:span text:style-name="T552">ProcessList</text:span><text:span text:style-name="T553">() {</text:span><text:span text:style-name="T554"><text:s/></text:span><text:span text:style-name="T555"> </text:span><text:span text:style-name="T556"><text:s/>// деструктор класса, в котором очищается память</text:span></text:p>
      <text:p text:style-name="P557"><text:span text:style-name="T558"> </text:span><text:span text:style-name="T559"><text:s/></text:span><text:span text:style-name="T560"> </text:span><text:span text:style-name="T561"><text:s/></text:span><text:span text:style-name="T562">ListNode</text:span><text:span text:style-name="T563">*</text:span><text:span text:style-name="T564"><text:s/></text:span><text:span text:style-name="T565">temp</text:span><text:span text:style-name="T566"><text:s/></text:span><text:span text:style-name="T567">=</text:span><text:span text:style-name="T568"><text:s/></text:span><text:span text:style-name="T569">head</text:span><text:span text:style-name="T570">;</text:span></text:p>
      <text:p text:style-name="P571"><text:span text:style-name="T572">   <text:s/></text:span><text:span text:style-name="T573">while</text:span><text:span text:style-name="T574"><text:s/>(</text:span><text:span text:style-name="T575">temp</text:span><text:span text:style-name="T576"><text:s/></text:span><text:span text:style-name="T577">!=</text:span><text:span text:style-name="T578"><text:s/></text:span><text:span text:style-name="T579">nullptr</text:span><text:span text:style-name="T580">) {</text:span></text:p>
      <text:p text:style-name="P581"><text:span text:style-name="T582">       <text:s/></text:span><text:span text:style-name="T583">ListNode</text:span><text:span text:style-name="T584">*</text:span><text:span text:style-name="T585"><text:s/></text:span><text:span text:style-name="T586">ByeByeNode</text:span><text:span text:style-name="T587"><text:s/></text:span><text:span text:style-name="T588">=</text:span><text:span text:style-name="T589"><text:s/></text:span><text:span text:style-name="T590">temp</text:span><text:span text:style-name="T591">;</text:span></text:p>
      <text:p text:style-name="P592"><text:span text:style-name="T593">       <text:s/></text:span><text:span text:style-name="T594">temp</text:span><text:span text:style-name="T595"><text:s/></text:span><text:span text:style-name="T596">=</text:span><text:span text:style-name="T597"><text:s/></text:span><text:span text:style-name="T598">temp</text:span><text:span text:style-name="T599">-&gt;</text:span><text:span text:style-name="T600">getNext</text:span><text:span text:style-name="T601">();</text:span></text:p>
      <text:p text:style-name="P602"><text:span text:style-name="T603">       <text:s/></text:span><text:span text:style-name="T604">delete</text:span><text:span text:style-name="T605"><text:s/></text:span><text:span text:style-name="T606">ByeByeNode</text:span><text:span text:style-name="T607">;</text:span></text:p>
      <text:p text:style-name="P608">    }</text:p>
      <text:p text:style-name="P609">}</text:p>
      <text:p text:style-name="P610"/>
      <text:p text:style-name="P611"><text:span text:style-name="T612">bool</text:span><text:span text:style-name="T613"><text:s/></text:span><text:span text:style-name="T614">ProcessList</text:span><text:span text:style-name="T615">::</text:span><text:span text:style-name="T616">insert</text:span><text:span text:style-name="T617">(</text:span><text:span text:style-name="T618">const</text:span><text:span text:style-name="T619"><text:s/></text:span><text:span text:style-name="T620">PCB</text:span><text:span text:style-name="T621">&amp;</text:span><text:span text:style-name="T622"><text:s/></text:span><text:span text:style-name="T623">newPCB</text:span><text:span text:style-name="T624">) {</text:span><text:span text:style-name="T625"><text:s/></text:span><text:span text:style-name="T626"> </text:span><text:span text:style-name="T627">// функция обертывания и добавления нового процесса в цепь</text:span></text:p>
      <text:p text:style-name="P628"><text:span text:style-name="T629"> </text:span><text:span text:style-name="T630"><text:s/></text:span><text:span text:style-name="T631"> </text:span><text:span text:style-name="T632"><text:s/></text:span><text:span text:style-name="T633">ListNode</text:span><text:span text:style-name="T634">*</text:span><text:span text:style-name="T635"><text:s/></text:span><text:span text:style-name="T636">newNode</text:span><text:span text:style-name="T637">;</text:span></text:p>
      <text:p text:style-name="P638"><text:span text:style-name="T639">   <text:s/></text:span><text:span text:style-name="T640">try</text:span><text:span text:style-name="T641">{</text:span></text:p>
      <text:p text:style-name="P642"><text:span text:style-name="T643">       <text:s/></text:span><text:span text:style-name="T644">newNode</text:span><text:span text:style-name="T645"><text:s/></text:span><text:span text:style-name="T646">=</text:span><text:span text:style-name="T647"><text:s/></text:span><text:span text:style-name="T648">new</text:span><text:span text:style-name="T649"><text:s/></text:span><text:span text:style-name="T650">ListNode</text:span><text:span text:style-name="T651">(</text:span><text:span text:style-name="T652">newPCB</text:span><text:span text:style-name="T653">,<text:s/></text:span><text:span text:style-name="T654">nullptr</text:span><text:span text:style-name="T655">);</text:span></text:p>
      <text:p text:style-name="P656"><text:span text:style-name="T657">    }<text:s/></text:span><text:span text:style-name="T658">catch</text:span><text:span text:style-name="T659"><text:s/>(</text:span><text:span text:style-name="T660">const</text:span><text:span text:style-name="T661"><text:s/></text:span><text:span text:style-name="T662">std</text:span><text:span text:style-name="T663">::</text:span><text:span text:style-name="T664">bad_alloc</text:span><text:span text:style-name="T665">&amp;</text:span><text:span text:style-name="T666">){</text:span></text:p>
      <text:p text:style-name="P667"><text:span text:style-name="T668">       <text:s/></text:span><text:span text:style-name="T669">throw</text:span><text:span text:style-name="T670"><text:s/></text:span><text:span text:style-name="T671">std</text:span><text:span text:style-name="T672">::</text:span><text:span text:style-name="T673">runtime_error</text:span><text:span text:style-name="T674">(</text:span><text:span text:style-name="T675">"Ошибка выделения памяти"</text:span><text:span text:style-name="T676">);</text:span></text:p>
      <text:p text:style-name="P677">    }</text:p>
      <text:p text:style-name="P678"/>
      <text:p text:style-name="P679"><text:span text:style-name="T680">   <text:s/></text:span><text:span text:style-name="T681">if</text:span><text:span text:style-name="T682"><text:s/>(</text:span><text:span text:style-name="T683">!</text:span><text:span text:style-name="T684">head</text:span><text:span text:style-name="T685">) {</text:span></text:p>
      <text:p text:style-name="P686"><text:span text:style-name="T687">       <text:s/></text:span><text:span text:style-name="T688">head</text:span><text:span text:style-name="T689"><text:s/></text:span><text:span text:style-name="T690">=</text:span><text:span text:style-name="T691"><text:s/></text:span><text:span text:style-name="T692">newNode</text:span><text:span text:style-name="T693">;</text:span></text:p>
      <text:p text:style-name="P694"><text:span text:style-name="T695">       <text:s/></text:span><text:span text:style-name="T696">std</text:span><text:span text:style-name="T697">::</text:span><text:span text:style-name="T698">cout</text:span><text:span text:style-name="T699"><text:s/></text:span><text:span text:style-name="T700">&lt;&lt;</text:span><text:span text:style-name="T701"><text:s/></text:span><text:span text:style-name="T702">"Процесс с ID "</text:span><text:span text:style-name="T703"><text:s/></text:span><text:span text:style-name="T704">&lt;&lt;</text:span><text:span text:style-name="T705"><text:s/></text:span><text:span text:style-name="T706">newPCB</text:span><text:span text:style-name="T707">.</text:span><text:span text:style-name="T708">processID</text:span><text:span text:style-name="T709"><text:s/></text:span><text:span text:style-name="T710">&lt;&lt;</text:span><text:span text:style-name="T711"><text:s/></text:span><text:span text:style-name="T712">" добавлен в список"</text:span><text:span text:style-name="T713"><text:s/></text:span><text:span text:style-name="T714">&lt;&lt;</text:span><text:span text:style-name="T715"><text:s/></text:span><text:span text:style-name="T716">std</text:span><text:span text:style-name="T717">::</text:span><text:span text:style-name="T718">endl</text:span><text:span text:style-name="T719">;</text:span></text:p>
      <text:p text:style-name="P720"><text:span text:style-name="T721">       <text:s/></text:span><text:span text:style-name="T722">return</text:span><text:span text:style-name="T723"><text:s/></text:span><text:span text:style-name="T724">true</text:span><text:span text:style-name="T725">;</text:span></text:p>
      <text:p text:style-name="P726">    }</text:p>
      <text:p text:style-name="P727">   <text:s/></text:p>
      <text:p text:style-name="P728"><text:span text:style-name="T729">   <text:s/></text:span><text:span text:style-name="T730">ListNode</text:span><text:span text:style-name="T731">*</text:span><text:span text:style-name="T732"><text:s/></text:span><text:span text:style-name="T733">current</text:span><text:span text:style-name="T734"><text:s/></text:span><text:span text:style-name="T735">=</text:span><text:span text:style-name="T736"><text:s/></text:span><text:span text:style-name="T737">head</text:span><text:span text:style-name="T738">;</text:span></text:p>
      <text:p text:style-name="P739"/>
      <text:p text:style-name="P740"><text:span text:style-name="T741">   <text:s/></text:span><text:span text:style-name="T742">while</text:span><text:span text:style-name="T743"><text:s/>(</text:span><text:span text:style-name="T744">current</text:span><text:span text:style-name="T745">) {</text:span></text:p>
      <text:p text:style-name="P746"><text:span text:style-name="T747">       <text:s/></text:span><text:span text:style-name="T748">if</text:span><text:span text:style-name="T749"><text:s/>(</text:span><text:span text:style-name="T750">current</text:span><text:span text:style-name="T751">-&gt;</text:span><text:span text:style-name="T752">getData</text:span><text:span text:style-name="T753">().</text:span><text:span text:style-name="T754">processID</text:span><text:span text:style-name="T755"><text:s/></text:span><text:span text:style-name="T756">==</text:span><text:span text:style-name="T757"><text:s/></text:span><text:span text:style-name="T758">newPCB</text:span><text:span text:style-name="T759">.</text:span><text:span text:style-name="T760">processID</text:span><text:span text:style-name="T761">) {</text:span></text:p>
      <text:p text:style-name="P762"><text:span text:style-name="T763">           <text:s/></text:span><text:span text:style-name="T764">delete</text:span><text:span text:style-name="T765"><text:s/></text:span><text:span text:style-name="T766">newNode</text:span><text:span text:style-name="T767">;</text:span></text:p>
      <text:soft-page-break/>
      <text:p text:style-name="P768"><text:span text:style-name="T769">           <text:s/></text:span><text:span text:style-name="T770">std</text:span><text:span text:style-name="T771">::</text:span><text:span text:style-name="T772">cout</text:span><text:span text:style-name="T773"><text:s/></text:span><text:span text:style-name="T774">&lt;&lt;</text:span><text:span text:style-name="T775"><text:s/></text:span><text:span text:style-name="T776">"Процесс с ID "</text:span><text:span text:style-name="T777"><text:s/></text:span><text:span text:style-name="T778">&lt;&lt;</text:span><text:span text:style-name="T779"><text:s/></text:span><text:span text:style-name="T780">newPCB</text:span><text:span text:style-name="T781">.</text:span><text:span text:style-name="T782">processID</text:span><text:span text:style-name="T783"><text:s/></text:span><text:span text:style-name="T784">&lt;&lt;</text:span><text:span text:style-name="T785"><text:s/></text:span><text:span text:style-name="T786">" уже существует в списке"</text:span><text:span text:style-name="T787"><text:s/></text:span><text:span text:style-name="T788">&lt;&lt;</text:span><text:span text:style-name="T789"><text:s/></text:span><text:span text:style-name="T790">std</text:span><text:span text:style-name="T791">::</text:span><text:span text:style-name="T792">endl</text:span><text:span text:style-name="T793">;</text:span></text:p>
      <text:p text:style-name="P794"><text:span text:style-name="T795">           <text:s/></text:span><text:span text:style-name="T796">return</text:span><text:span text:style-name="T797"><text:s/></text:span><text:span text:style-name="T798">false</text:span><text:span text:style-name="T799">;</text:span></text:p>
      <text:p text:style-name="P800">        }</text:p>
      <text:p text:style-name="P801"><text:span text:style-name="T802">       <text:s/></text:span><text:span text:style-name="T803">current</text:span><text:span text:style-name="T804"><text:s/></text:span><text:span text:style-name="T805">=</text:span><text:span text:style-name="T806"><text:s/></text:span><text:span text:style-name="T807">current</text:span><text:span text:style-name="T808">-&gt;</text:span><text:span text:style-name="T809">getNext</text:span><text:span text:style-name="T810">();</text:span></text:p>
      <text:p text:style-name="P811">    }</text:p>
      <text:p text:style-name="P812"/>
      <text:p text:style-name="P813"><text:span text:style-name="T814">   <text:s/></text:span><text:span text:style-name="T815">current</text:span><text:span text:style-name="T816"><text:s/></text:span><text:span text:style-name="T817">=</text:span><text:span text:style-name="T818"><text:s/></text:span><text:span text:style-name="T819">head</text:span><text:span text:style-name="T820">;</text:span></text:p>
      <text:p text:style-name="P821"/>
      <text:p text:style-name="P822"><text:span text:style-name="T823">   <text:s/></text:span><text:span text:style-name="T824">while</text:span><text:span text:style-name="T825"><text:s/>(</text:span><text:span text:style-name="T826">current</text:span><text:span text:style-name="T827">){</text:span></text:p>
      <text:p text:style-name="P828"><text:span text:style-name="T829">       <text:s/></text:span><text:span text:style-name="T830">if</text:span><text:span text:style-name="T831"><text:s/>(</text:span><text:span text:style-name="T832">current</text:span><text:span text:style-name="T833">-&gt;</text:span><text:span text:style-name="T834">getNext</text:span><text:span text:style-name="T835">()<text:s/></text:span><text:span text:style-name="T836">==</text:span><text:span text:style-name="T837"><text:s/></text:span><text:span text:style-name="T838">nullptr</text:span><text:span text:style-name="T839">){</text:span></text:p>
      <text:p text:style-name="P840"><text:span text:style-name="T841">           <text:s/></text:span><text:span text:style-name="T842">current</text:span><text:span text:style-name="T843">-&gt;</text:span><text:span text:style-name="T844">getNext</text:span><text:span text:style-name="T845">(</text:span><text:span text:style-name="T846">newNode</text:span><text:span text:style-name="T847">);</text:span></text:p>
      <text:p text:style-name="P848"><text:span text:style-name="T849">           <text:s/></text:span><text:span text:style-name="T850">break</text:span><text:span text:style-name="T851">;</text:span></text:p>
      <text:p text:style-name="P852">        }</text:p>
      <text:p text:style-name="P853"><text:span text:style-name="T854">       <text:s/></text:span><text:span text:style-name="T855">current</text:span><text:span text:style-name="T856"><text:s/></text:span><text:span text:style-name="T857">=</text:span><text:span text:style-name="T858"><text:s/></text:span><text:span text:style-name="T859">current</text:span><text:span text:style-name="T860">-&gt;</text:span><text:span text:style-name="T861">getNext</text:span><text:span text:style-name="T862">();</text:span></text:p>
      <text:p text:style-name="P863">    }<text:s/></text:p>
      <text:p text:style-name="P864"/>
      <text:p text:style-name="P865"><text:span text:style-name="T866">   <text:s/></text:span><text:span text:style-name="T867">std</text:span><text:span text:style-name="T868">::</text:span><text:span text:style-name="T869">cout</text:span><text:span text:style-name="T870"><text:s/></text:span><text:span text:style-name="T871">&lt;&lt;</text:span><text:span text:style-name="T872"><text:s/></text:span><text:span text:style-name="T873">"Процесс с ID "</text:span><text:span text:style-name="T874"><text:s/></text:span><text:span text:style-name="T875">&lt;&lt;</text:span><text:span text:style-name="T876"><text:s/></text:span><text:span text:style-name="T877">newPCB</text:span><text:span text:style-name="T878">.</text:span><text:span text:style-name="T879">processID</text:span><text:span text:style-name="T880"><text:s/></text:span><text:span text:style-name="T881">&lt;&lt;</text:span><text:span text:style-name="T882"><text:s/></text:span><text:span text:style-name="T883">" добавлен в список"</text:span><text:span text:style-name="T884"><text:s/></text:span><text:span text:style-name="T885">&lt;&lt;</text:span><text:span text:style-name="T886"><text:s/></text:span><text:span text:style-name="T887">std</text:span><text:span text:style-name="T888">::</text:span><text:span text:style-name="T889">endl</text:span><text:span text:style-name="T890">;</text:span></text:p>
      <text:p text:style-name="P891"><text:span text:style-name="T892">   <text:s/></text:span><text:span text:style-name="T893">return</text:span><text:span text:style-name="T894"><text:s/></text:span><text:span text:style-name="T895">true</text:span><text:span text:style-name="T896">;</text:span></text:p>
      <text:p text:style-name="P897">}</text:p>
      <text:p text:style-name="P898"/>
      <text:p text:style-name="P899"><text:span text:style-name="T900">bool</text:span><text:span text:style-name="T901"><text:s/></text:span><text:span text:style-name="T902">ProcessList</text:span><text:span text:style-name="T903">::</text:span><text:span text:style-name="T904">remove</text:span><text:span text:style-name="T905">(</text:span><text:span text:style-name="T906">int</text:span><text:span text:style-name="T907"><text:s/></text:span><text:span text:style-name="T908">pid</text:span><text:span text:style-name="T909">) {</text:span><text:span text:style-name="T910"><text:s/> // функция удаления процесса из цепи</text:span></text:p>
      <text:p text:style-name="P911"><text:span text:style-name="T912">   <text:s/></text:span><text:span text:style-name="T913">if</text:span><text:span text:style-name="T914"><text:s/>(</text:span><text:span text:style-name="T915">!</text:span><text:span text:style-name="T916">head</text:span><text:span text:style-name="T917">) {</text:span></text:p>
      <text:p text:style-name="P918"><text:span text:style-name="T919">       <text:s/></text:span><text:span text:style-name="T920">std</text:span><text:span text:style-name="T921">::</text:span><text:span text:style-name="T922">cout</text:span><text:span text:style-name="T923"><text:s/></text:span><text:span text:style-name="T924">&lt;&lt;</text:span><text:span text:style-name="T925"><text:s/></text:span><text:span text:style-name="T926">"Список пуст. Нечего удалять."</text:span><text:span text:style-name="T927"><text:s/></text:span><text:span text:style-name="T928">&lt;&lt;</text:span><text:span text:style-name="T929"><text:s/></text:span><text:span text:style-name="T930">std</text:span><text:span text:style-name="T931">::</text:span><text:span text:style-name="T932">endl</text:span><text:span text:style-name="T933">;</text:span></text:p>
      <text:p text:style-name="P934"><text:span text:style-name="T935">       <text:s/></text:span><text:span text:style-name="T936">return</text:span><text:span text:style-name="T937"><text:s/></text:span><text:span text:style-name="T938">false</text:span><text:span text:style-name="T939">;</text:span></text:p>
      <text:p text:style-name="P940">    }</text:p>
      <text:p text:style-name="P941"/>
      <text:p text:style-name="P942"><text:span text:style-name="T943">   <text:s/></text:span><text:span text:style-name="T944">if</text:span><text:span text:style-name="T945"><text:s/>(</text:span><text:span text:style-name="T946">head</text:span><text:span text:style-name="T947">-&gt;</text:span><text:span text:style-name="T948">getData</text:span><text:span text:style-name="T949">().</text:span><text:span text:style-name="T950">processID</text:span><text:span text:style-name="T951"><text:s/></text:span><text:span text:style-name="T952">==</text:span><text:span text:style-name="T953"><text:s/></text:span><text:span text:style-name="T954">pid</text:span><text:span text:style-name="T955">) {</text:span></text:p>
      <text:p text:style-name="P956"><text:span text:style-name="T957">       <text:s/></text:span><text:span text:style-name="T958">ListNode</text:span><text:span text:style-name="T959">*</text:span><text:span text:style-name="T960"><text:s/></text:span><text:span text:style-name="T961">temp</text:span><text:span text:style-name="T962"><text:s/></text:span><text:span text:style-name="T963">=</text:span><text:span text:style-name="T964"><text:s/></text:span><text:span text:style-name="T965">head</text:span><text:span text:style-name="T966">;</text:span></text:p>
      <text:p text:style-name="P967"><text:span text:style-name="T968">       <text:s/></text:span><text:span text:style-name="T969">head</text:span><text:span text:style-name="T970"><text:s/></text:span><text:span text:style-name="T971">=</text:span><text:span text:style-name="T972"><text:s/></text:span><text:span text:style-name="T973">head</text:span><text:span text:style-name="T974">-&gt;</text:span><text:span text:style-name="T975">getNext</text:span><text:span text:style-name="T976">();</text:span></text:p>
      <text:p text:style-name="P977"><text:span text:style-name="T978">       <text:s/></text:span><text:span text:style-name="T979">delete</text:span><text:span text:style-name="T980"><text:s/></text:span><text:span text:style-name="T981">temp</text:span><text:span text:style-name="T982">;</text:span></text:p>
      <text:p text:style-name="P983"><text:span text:style-name="T984">       <text:s/></text:span><text:span text:style-name="T985">std</text:span><text:span text:style-name="T986">::</text:span><text:span text:style-name="T987">cout</text:span><text:span text:style-name="T988"><text:s/></text:span><text:span text:style-name="T989">&lt;&lt;</text:span><text:span text:style-name="T990"><text:s/></text:span><text:span text:style-name="T991">"Процесс с ID "</text:span><text:span text:style-name="T992"><text:s/></text:span><text:span text:style-name="T993">&lt;&lt;</text:span><text:span text:style-name="T994"><text:s/></text:span><text:span text:style-name="T995">pid</text:span><text:span text:style-name="T996"><text:s/></text:span><text:span text:style-name="T997">&lt;&lt;</text:span><text:span text:style-name="T998"><text:s/></text:span><text:span text:style-name="T999">" удален из списка"</text:span><text:span text:style-name="T1000"><text:s/></text:span><text:span text:style-name="T1001">&lt;&lt;</text:span><text:span text:style-name="T1002"><text:s/></text:span><text:span text:style-name="T1003">std</text:span><text:span text:style-name="T1004">::</text:span><text:span text:style-name="T1005">endl</text:span><text:span text:style-name="T1006">;</text:span></text:p>
      <text:p text:style-name="P1007"><text:span text:style-name="T1008">       <text:s/></text:span><text:span text:style-name="T1009">return</text:span><text:span text:style-name="T1010"><text:s/></text:span><text:span text:style-name="T1011">true</text:span><text:span text:style-name="T1012">;</text:span></text:p>
      <text:p text:style-name="P1013">    }</text:p>
      <text:p text:style-name="P1014"/>
      <text:p text:style-name="P1015"><text:span text:style-name="T1016">   <text:s/></text:span><text:span text:style-name="T1017">ListNode</text:span><text:span text:style-name="T1018">*</text:span><text:span text:style-name="T1019"><text:s/></text:span><text:span text:style-name="T1020">current</text:span><text:span text:style-name="T1021"><text:s/></text:span><text:span text:style-name="T1022">=</text:span><text:span text:style-name="T1023"><text:s/></text:span><text:span text:style-name="T1024">head</text:span><text:span text:style-name="T1025">;</text:span></text:p>
      <text:p text:style-name="P1026"><text:span text:style-name="T1027">   <text:s/></text:span><text:span text:style-name="T1028">ListNode</text:span><text:span text:style-name="T1029">*</text:span><text:span text:style-name="T1030"><text:s/></text:span><text:span text:style-name="T1031">previous</text:span><text:span text:style-name="T1032"><text:s/></text:span><text:span text:style-name="T1033">=</text:span><text:span text:style-name="T1034"><text:s/></text:span><text:span text:style-name="T1035">nullptr</text:span><text:span text:style-name="T1036">;</text:span></text:p>
      <text:p text:style-name="P1037"/>
      <text:p text:style-name="P1038"><text:span text:style-name="T1039">   <text:s/></text:span><text:span text:style-name="T1040">while</text:span><text:span text:style-name="T1041"><text:s/>(</text:span><text:span text:style-name="T1042">current</text:span><text:span text:style-name="T1043"><text:s/></text:span><text:span text:style-name="T1044">&amp;&amp;</text:span><text:span text:style-name="T1045"><text:s/></text:span><text:span text:style-name="T1046">current</text:span><text:span text:style-name="T1047">-&gt;</text:span><text:span text:style-name="T1048">getData</text:span><text:span text:style-name="T1049">().</text:span><text:span text:style-name="T1050">processID</text:span><text:span text:style-name="T1051"><text:s/></text:span><text:span text:style-name="T1052">!=</text:span><text:span text:style-name="T1053"><text:s/></text:span><text:span text:style-name="T1054">pid</text:span><text:span text:style-name="T1055">) {</text:span></text:p>
      <text:p text:style-name="P1056"><text:span text:style-name="T1057">       <text:s/></text:span><text:span text:style-name="T1058">previous</text:span><text:span text:style-name="T1059"><text:s/></text:span><text:span text:style-name="T1060">=</text:span><text:span text:style-name="T1061"><text:s/></text:span><text:span text:style-name="T1062">current</text:span><text:span text:style-name="T1063">;</text:span></text:p>
      <text:p text:style-name="P1064"><text:span text:style-name="T1065">       <text:s/></text:span><text:span text:style-name="T1066">current</text:span><text:span text:style-name="T1067"><text:s/></text:span><text:span text:style-name="T1068">=</text:span><text:span text:style-name="T1069"><text:s/></text:span><text:span text:style-name="T1070">current</text:span><text:span text:style-name="T1071">-&gt;</text:span><text:span text:style-name="T1072">getNext</text:span><text:span text:style-name="T1073">();</text:span></text:p>
      <text:p text:style-name="P1074">    }</text:p>
      <text:p text:style-name="P1075"/>
      <text:p text:style-name="P1076"><text:span text:style-name="T1077">   <text:s/></text:span><text:span text:style-name="T1078">if</text:span><text:span text:style-name="T1079"><text:s/>(</text:span><text:span text:style-name="T1080">!</text:span><text:span text:style-name="T1081">current</text:span><text:span text:style-name="T1082">) {</text:span></text:p>
      <text:p text:style-name="P1083"><text:span text:style-name="T1084">       <text:s/></text:span><text:span text:style-name="T1085">std</text:span><text:span text:style-name="T1086">::</text:span><text:span text:style-name="T1087">cout</text:span><text:span text:style-name="T1088"><text:s/></text:span><text:span text:style-name="T1089">&lt;&lt;</text:span><text:span text:style-name="T1090"><text:s/></text:span><text:span text:style-name="T1091">"Процесс с ID "</text:span><text:span text:style-name="T1092"><text:s/></text:span><text:span text:style-name="T1093">&lt;&lt;</text:span><text:span text:style-name="T1094"><text:s/></text:span><text:span text:style-name="T1095">pid</text:span><text:span text:style-name="T1096"><text:s/></text:span><text:span text:style-name="T1097">&lt;&lt;</text:span><text:span text:style-name="T1098"><text:s/></text:span><text:span text:style-name="T1099">" не найден в списке"</text:span><text:span text:style-name="T1100"><text:s/></text:span><text:span text:style-name="T1101">&lt;&lt;</text:span><text:span text:style-name="T1102"><text:s/></text:span><text:span text:style-name="T1103">std</text:span><text:span text:style-name="T1104">::</text:span><text:span text:style-name="T1105">endl</text:span><text:span text:style-name="T1106">;</text:span></text:p>
      <text:p text:style-name="P1107"><text:span text:style-name="T1108">       <text:s/></text:span><text:span text:style-name="T1109">return</text:span><text:span text:style-name="T1110"><text:s/></text:span><text:span text:style-name="T1111">false</text:span><text:span text:style-name="T1112">;</text:span></text:p>
      <text:p text:style-name="P1113">    }</text:p>
      <text:p text:style-name="P1114"/>
      <text:p text:style-name="P1115"><text:span text:style-name="T1116">   <text:s/></text:span><text:span text:style-name="T1117">previous</text:span><text:span text:style-name="T1118">-&gt;</text:span><text:span text:style-name="T1119">getNext</text:span><text:span text:style-name="T1120">(</text:span><text:span text:style-name="T1121">current</text:span><text:span text:style-name="T1122">-&gt;</text:span><text:span text:style-name="T1123">getNext</text:span><text:span text:style-name="T1124">());</text:span></text:p>
      <text:p text:style-name="P1125"><text:span text:style-name="T1126">   <text:s/></text:span><text:span text:style-name="T1127">delete</text:span><text:span text:style-name="T1128"><text:s/></text:span><text:span text:style-name="T1129">current</text:span><text:span text:style-name="T1130">;</text:span></text:p>
      <text:p text:style-name="P1131"><text:span text:style-name="T1132"> </text:span><text:span text:style-name="T1133"><text:s/></text:span><text:span text:style-name="T1134"> </text:span><text:span text:style-name="T1135"><text:s/></text:span><text:span text:style-name="T1136">std</text:span><text:span text:style-name="T1137">::</text:span><text:span text:style-name="T1138">cout</text:span><text:span text:style-name="T1139"><text:s/></text:span><text:span text:style-name="T1140">&lt;&lt;</text:span><text:span text:style-name="T1141"><text:s/></text:span><text:span text:style-name="T1142">"Процесс с<text:s/></text:span><text:span text:style-name="T1143">ID</text:span><text:span text:style-name="T1144"><text:s/>"</text:span><text:span text:style-name="T1145"><text:s/></text:span><text:span text:style-name="T1146">&lt;&lt;</text:span><text:span text:style-name="T1147"><text:s/></text:span><text:span text:style-name="T1148">pid</text:span><text:span text:style-name="T1149"><text:s/></text:span><text:span text:style-name="T1150">&lt;&lt;</text:span><text:span text:style-name="T1151"><text:s/></text:span><text:span text:style-name="T1152">" удален из списка"</text:span><text:span text:style-name="T1153"><text:s/></text:span><text:span text:style-name="T1154">&lt;&lt;</text:span><text:span text:style-name="T1155"><text:s/></text:span><text:span text:style-name="T1156">std</text:span><text:span text:style-name="T1157">::</text:span><text:span text:style-name="T1158">endl</text:span><text:span text:style-name="T1159">;</text:span></text:p>
      <text:p text:style-name="P1160"><text:span text:style-name="T1161"> </text:span><text:span text:style-name="T1162"><text:s/></text:span><text:span text:style-name="T1163"> </text:span><text:span text:style-name="T1164"><text:s/></text:span><text:span text:style-name="T1165">return</text:span><text:span text:style-name="T1166"><text:s/></text:span><text:span text:style-name="T1167">true</text:span><text:span text:style-name="T1168">;</text:span></text:p>
      <text:p text:style-name="P1169">}</text:p>
      <text:p text:style-name="P1170"/>
      <text:p text:style-name="P1171"><text:span text:style-name="T1172">void</text:span><text:span text:style-name="T1173"><text:s/></text:span><text:span text:style-name="T1174">ProcessList</text:span><text:span text:style-name="T1175">::</text:span><text:span text:style-name="T1176">printList</text:span><text:span text:style-name="T1177">()<text:s/></text:span><text:span text:style-name="T1178">const</text:span><text:span text:style-name="T1179">{</text:span><text:span text:style-name="T1180"><text:s/>  // вывод всех процессов</text:span></text:p>
      <text:p text:style-name="P1181"><text:span text:style-name="T1182">   <text:s/></text:span><text:span text:style-name="T1183">ListNode</text:span><text:span text:style-name="T1184">*</text:span><text:span text:style-name="T1185"><text:s/></text:span><text:span text:style-name="T1186">current</text:span><text:span text:style-name="T1187"><text:s/></text:span><text:span text:style-name="T1188">=</text:span><text:span text:style-name="T1189"><text:s/></text:span><text:span text:style-name="T1190">head</text:span><text:span text:style-name="T1191">;</text:span></text:p>
      <text:p text:style-name="P1192"><text:span text:style-name="T1193">   <text:s/></text:span><text:span text:style-name="T1194">std</text:span><text:span text:style-name="T1195">::</text:span><text:span text:style-name="T1196">cout</text:span><text:span text:style-name="T1197"><text:s/></text:span><text:span text:style-name="T1198">&lt;&lt;</text:span><text:span text:style-name="T1199"><text:s/></text:span><text:span text:style-name="T1200">"-----------ВСЕ ПРОЦЕССЫ--------------"</text:span><text:span text:style-name="T1201"><text:s/></text:span><text:span text:style-name="T1202">&lt;&lt;</text:span><text:span text:style-name="T1203"><text:s/></text:span><text:span text:style-name="T1204">std</text:span><text:span text:style-name="T1205">::</text:span><text:span text:style-name="T1206">endl</text:span><text:span text:style-name="T1207">;</text:span></text:p>
      <text:p text:style-name="P1208"><text:span text:style-name="T1209">   <text:s/></text:span><text:span text:style-name="T1210">if</text:span><text:span text:style-name="T1211"><text:s/>(</text:span><text:span text:style-name="T1212">!</text:span><text:span text:style-name="T1213">current</text:span><text:span text:style-name="T1214">) {</text:span></text:p>
      <text:p text:style-name="P1215"><text:span text:style-name="T1216"> </text:span><text:span text:style-name="T1217"><text:s/></text:span><text:span text:style-name="T1218"> </text:span><text:span text:style-name="T1219"><text:s/></text:span><text:span text:style-name="T1220"> </text:span><text:span text:style-name="T1221"><text:s/></text:span><text:span text:style-name="T1222"> </text:span><text:span text:style-name="T1223"><text:s/></text:span><text:span text:style-name="T1224">std</text:span><text:span text:style-name="T1225">::</text:span><text:span text:style-name="T1226">cout</text:span><text:span text:style-name="T1227"><text:s/></text:span><text:span text:style-name="T1228">&lt;&lt;</text:span><text:span text:style-name="T1229"><text:s/></text:span><text:span text:style-name="T1230">"В настоящее время запущенных процессов нет"</text:span><text:span text:style-name="T1231"><text:s/></text:span><text:span text:style-name="T1232">&lt;&lt;</text:span><text:span text:style-name="T1233"><text:s/></text:span><text:span text:style-name="T1234">std</text:span><text:span text:style-name="T1235">::</text:span><text:span text:style-name="T1236">endl</text:span><text:span text:style-name="T1237">;</text:span></text:p>
      <text:p text:style-name="P1238"><text:span text:style-name="T1239"> </text:span><text:span text:style-name="T1240"><text:s/></text:span><text:span text:style-name="T1241"> </text:span><text:span text:style-name="T1242"><text:s/></text:span><text:span text:style-name="T1243">}</text:span></text:p>
      <text:p text:style-name="P1244"/>
      <text:p text:style-name="P1245"><text:span text:style-name="T1246">   <text:s/></text:span><text:span text:style-name="T1247">while</text:span><text:span text:style-name="T1248"><text:s/>(</text:span><text:span text:style-name="T1249">current</text:span><text:span text:style-name="T1250">){</text:span></text:p>
      <text:p text:style-name="P1251"><text:span text:style-name="T1252">       <text:s/></text:span><text:span text:style-name="T1253">std</text:span><text:span text:style-name="T1254">::</text:span><text:span text:style-name="T1255">cout</text:span><text:span text:style-name="T1256"><text:s/></text:span><text:span text:style-name="T1257">&lt;&lt;</text:span><text:span text:style-name="T1258"><text:s/></text:span><text:span text:style-name="T1259">"processID: "</text:span><text:span text:style-name="T1260"><text:s/></text:span><text:span text:style-name="T1261">&lt;&lt;</text:span><text:span text:style-name="T1262"><text:s/></text:span><text:span text:style-name="T1263">current</text:span><text:span text:style-name="T1264">-&gt;</text:span><text:span text:style-name="T1265">getData</text:span><text:span text:style-name="T1266">().</text:span><text:span text:style-name="T1267">processID</text:span><text:span text:style-name="T1268"><text:s/></text:span><text:span text:style-name="T1269">&lt;&lt;</text:span><text:span text:style-name="T1270"><text:s/></text:span><text:span text:style-name="T1271">std</text:span><text:span text:style-name="T1272">::</text:span><text:span text:style-name="T1273">endl</text:span><text:span text:style-name="T1274">;</text:span></text:p>
      <text:p text:style-name="P1275"><text:span text:style-name="T1276">       <text:s/></text:span><text:span text:style-name="T1277">std</text:span><text:span text:style-name="T1278">::</text:span><text:span text:style-name="T1279">cout</text:span><text:span text:style-name="T1280"><text:s/></text:span><text:span text:style-name="T1281">&lt;&lt;</text:span><text:span text:style-name="T1282"><text:s/></text:span><text:span text:style-name="T1283">"processName: "</text:span><text:span text:style-name="T1284"><text:s/></text:span><text:span text:style-name="T1285">&lt;&lt;</text:span><text:span text:style-name="T1286"><text:s/></text:span><text:span text:style-name="T1287">current</text:span><text:span text:style-name="T1288">-&gt;</text:span><text:span text:style-name="T1289">getData</text:span><text:span text:style-name="T1290">().</text:span><text:span text:style-name="T1291">processName</text:span><text:span text:style-name="T1292"><text:s/></text:span><text:span text:style-name="T1293">&lt;&lt;</text:span><text:span text:style-name="T1294"><text:s/></text:span><text:span text:style-name="T1295">std</text:span><text:span text:style-name="T1296">::</text:span><text:span text:style-name="T1297">endl</text:span><text:span text:style-name="T1298">;</text:span></text:p>
      <text:p text:style-name="P1299"><text:span text:style-name="T1300">       <text:s/></text:span><text:span text:style-name="T1301">std</text:span><text:span text:style-name="T1302">::</text:span><text:span text:style-name="T1303">cout</text:span><text:span text:style-name="T1304"><text:s/></text:span><text:span text:style-name="T1305">&lt;&lt;</text:span><text:span text:style-name="T1306"><text:s/></text:span><text:span text:style-name="T1307">"State: "</text:span><text:span text:style-name="T1308">;</text:span></text:p>
      <text:p text:style-name="P1309"><text:span text:style-name="T1310">       <text:s/></text:span><text:span text:style-name="T1311">switch</text:span><text:span text:style-name="T1312">(</text:span><text:span text:style-name="T1313">current</text:span><text:span text:style-name="T1314">-&gt;</text:span><text:span text:style-name="T1315">getData</text:span><text:span text:style-name="T1316">().</text:span><text:span text:style-name="T1317">state</text:span><text:span text:style-name="T1318">){</text:span></text:p>
      <text:p text:style-name="P1319"><text:span text:style-name="T1320">           <text:s/></text:span><text:span text:style-name="T1321">case</text:span><text:span text:style-name="T1322"><text:s/></text:span><text:span text:style-name="T1323">PCB</text:span><text:span text:style-name="T1324">::</text:span><text:span text:style-name="T1325">State</text:span><text:span text:style-name="T1326">::</text:span><text:span text:style-name="T1327">RUNNING</text:span><text:span text:style-name="T1328">:<text:s/></text:span><text:span text:style-name="T1329">std</text:span><text:span text:style-name="T1330">::</text:span><text:span text:style-name="T1331">cout</text:span><text:span text:style-name="T1332"><text:s/></text:span><text:span text:style-name="T1333">&lt;&lt;</text:span><text:span text:style-name="T1334"><text:s/></text:span><text:span text:style-name="T1335">"Running"</text:span><text:span text:style-name="T1336"><text:s/></text:span><text:span text:style-name="T1337">&lt;&lt;</text:span><text:span text:style-name="T1338"><text:s/></text:span><text:span text:style-name="T1339">std</text:span><text:span text:style-name="T1340">::</text:span><text:span text:style-name="T1341">endl</text:span><text:span text:style-name="T1342">;</text:span><text:span text:style-name="T1343">break</text:span><text:span text:style-name="T1344">;</text:span></text:p>
      <text:p text:style-name="P1345"><text:span text:style-name="T1346">           <text:s/></text:span><text:span text:style-name="T1347">case</text:span><text:span text:style-name="T1348"><text:s/></text:span><text:span text:style-name="T1349">PCB</text:span><text:span text:style-name="T1350">::</text:span><text:span text:style-name="T1351">State</text:span><text:span text:style-name="T1352">::</text:span><text:span text:style-name="T1353">WAITING</text:span><text:span text:style-name="T1354">:<text:s/></text:span><text:span text:style-name="T1355">std</text:span><text:span text:style-name="T1356">::</text:span><text:span text:style-name="T1357">cout</text:span><text:span text:style-name="T1358"><text:s/></text:span><text:span text:style-name="T1359">&lt;&lt;</text:span><text:span text:style-name="T1360"><text:s/></text:span><text:span text:style-name="T1361">"Waiting"</text:span><text:span text:style-name="T1362"><text:s/></text:span><text:span text:style-name="T1363">&lt;&lt;</text:span><text:span text:style-name="T1364"><text:s/></text:span><text:span text:style-name="T1365">std</text:span><text:span text:style-name="T1366">::</text:span><text:span text:style-name="T1367">endl</text:span><text:span text:style-name="T1368">;</text:span><text:span text:style-name="T1369">break</text:span><text:span text:style-name="T1370">;</text:span></text:p>
      <text:p text:style-name="P1371"><text:span text:style-name="T1372">           <text:s/></text:span><text:span text:style-name="T1373">case</text:span><text:span text:style-name="T1374"><text:s/></text:span><text:span text:style-name="T1375">PCB</text:span><text:span text:style-name="T1376">::</text:span><text:span text:style-name="T1377">State</text:span><text:span text:style-name="T1378">::</text:span><text:span text:style-name="T1379">STOPPED</text:span><text:span text:style-name="T1380">:<text:s/></text:span><text:span text:style-name="T1381">std</text:span><text:span text:style-name="T1382">::</text:span><text:span text:style-name="T1383">cout</text:span><text:span text:style-name="T1384"><text:s/></text:span><text:span text:style-name="T1385">&lt;&lt;</text:span><text:span text:style-name="T1386"><text:s/></text:span><text:span text:style-name="T1387">"Stopped"</text:span><text:span text:style-name="T1388"><text:s/></text:span><text:span text:style-name="T1389">&lt;&lt;</text:span><text:span text:style-name="T1390"><text:s/></text:span><text:span text:style-name="T1391">std</text:span><text:span text:style-name="T1392">::</text:span><text:span text:style-name="T1393">endl</text:span><text:span text:style-name="T1394">;</text:span><text:span text:style-name="T1395">break</text:span><text:span text:style-name="T1396">;</text:span></text:p>
      <text:p text:style-name="P1397">        }</text:p>
      <text:p text:style-name="P1398"/>
      <text:p text:style-name="P1399"><text:span text:style-name="T1400">       <text:s/></text:span><text:span text:style-name="T1401">std</text:span><text:span text:style-name="T1402">::</text:span><text:span text:style-name="T1403">cout</text:span><text:span text:style-name="T1404"><text:s/></text:span><text:span text:style-name="T1405">&lt;&lt;</text:span><text:span text:style-name="T1406"><text:s/></text:span><text:span text:style-name="T1407">"commandCounter: "</text:span><text:span text:style-name="T1408"><text:s/></text:span><text:span text:style-name="T1409">&lt;&lt;</text:span><text:span text:style-name="T1410"><text:s/></text:span><text:span text:style-name="T1411">current</text:span><text:span text:style-name="T1412">-&gt;</text:span><text:span text:style-name="T1413">getData</text:span><text:span text:style-name="T1414">().</text:span><text:span text:style-name="T1415">commandCounter</text:span><text:span text:style-name="T1416"><text:s/></text:span><text:span text:style-name="T1417">&lt;&lt;</text:span><text:span text:style-name="T1418"><text:s/></text:span><text:span text:style-name="T1419">std</text:span><text:span text:style-name="T1420">::</text:span><text:span text:style-name="T1421">endl</text:span><text:span text:style-name="T1422">;</text:span></text:p>
      <text:p text:style-name="P1423"><text:span text:style-name="T1424">       <text:s/></text:span><text:span text:style-name="T1425">std</text:span><text:span text:style-name="T1426">::</text:span><text:span text:style-name="T1427">cout</text:span><text:span text:style-name="T1428"><text:s/></text:span><text:span text:style-name="T1429">&lt;&lt;</text:span><text:span text:style-name="T1430"><text:s/></text:span><text:span text:style-name="T1431">"cpuRegisters: "</text:span><text:span text:style-name="T1432">;</text:span></text:p>
      <text:p text:style-name="P1433"/>
      <text:p text:style-name="P1434"><text:span text:style-name="T1435">       <text:s/></text:span><text:span text:style-name="T1436">for</text:span><text:span text:style-name="T1437"><text:s/>(</text:span><text:span text:style-name="T1438">int</text:span><text:span text:style-name="T1439"><text:s/></text:span><text:span text:style-name="T1440">a</text:span><text:span text:style-name="T1441">:<text:s/></text:span><text:span text:style-name="T1442">current</text:span><text:span text:style-name="T1443">-&gt;</text:span><text:span text:style-name="T1444">getData</text:span><text:span text:style-name="T1445">().</text:span><text:span text:style-name="T1446">cpuRegisters</text:span><text:span text:style-name="T1447">){</text:span></text:p>
      <text:p text:style-name="P1448"><text:span text:style-name="T1449">           <text:s/></text:span><text:span text:style-name="T1450">std</text:span><text:span text:style-name="T1451">::</text:span><text:span text:style-name="T1452">cout</text:span><text:span text:style-name="T1453"><text:s/></text:span><text:span text:style-name="T1454">&lt;&lt;</text:span><text:span text:style-name="T1455"><text:s/></text:span><text:span text:style-name="T1456">a</text:span><text:span text:style-name="T1457"><text:s/></text:span><text:span text:style-name="T1458">&lt;&lt;</text:span><text:span text:style-name="T1459"><text:s/></text:span><text:span text:style-name="T1460">", "</text:span><text:span text:style-name="T1461">;</text:span></text:p>
      <text:p text:style-name="P1462">        }</text:p>
      <text:p text:style-name="P1463"><text:span text:style-name="T1464">       <text:s/></text:span><text:span text:style-name="T1465">std</text:span><text:span text:style-name="T1466">::</text:span><text:span text:style-name="T1467">cout</text:span><text:span text:style-name="T1468"><text:s/></text:span><text:span text:style-name="T1469">&lt;&lt;</text:span><text:span text:style-name="T1470"><text:s/></text:span><text:span text:style-name="T1471">std</text:span><text:span text:style-name="T1472">::</text:span><text:span text:style-name="T1473">endl</text:span><text:span text:style-name="T1474">;</text:span></text:p>
      <text:p text:style-name="P1475"><text:span text:style-name="T1476">       <text:s/></text:span><text:span text:style-name="T1477">std</text:span><text:span text:style-name="T1478">::</text:span><text:span text:style-name="T1479">cout</text:span><text:span text:style-name="T1480"><text:s/></text:span><text:span text:style-name="T1481">&lt;&lt;</text:span><text:span text:style-name="T1482"><text:s/></text:span><text:span text:style-name="T1483">"-------------------------"</text:span><text:span text:style-name="T1484"><text:s/></text:span><text:span text:style-name="T1485">&lt;&lt;</text:span><text:span text:style-name="T1486"><text:s/></text:span><text:span text:style-name="T1487">std</text:span><text:span text:style-name="T1488">::</text:span><text:span text:style-name="T1489">endl</text:span><text:span text:style-name="T1490">;</text:span></text:p>
      <text:p text:style-name="P1491"/>
      <text:p text:style-name="P1492"><text:span text:style-name="T1493">       <text:s/></text:span><text:span text:style-name="T1494">current</text:span><text:span text:style-name="T1495"><text:s/></text:span><text:span text:style-name="T1496">=</text:span><text:span text:style-name="T1497"><text:s/></text:span><text:span text:style-name="T1498">current</text:span><text:span text:style-name="T1499">-&gt;</text:span><text:span text:style-name="T1500">getNext</text:span><text:span text:style-name="T1501">();</text:span></text:p>
      <text:p text:style-name="P1502">    }</text:p>
      <text:p text:style-name="P1503">}</text:p>
      <text:list text:style-name="LFO10" text:continue-numbering="true">
        <text:list-item>
          <text:p text:style-name="P1504"><text:span text:style-name="T1505"><text:line-break/></text:span></text:p>
        </text:list-item>
        <text:list-item>
          <text:p text:style-name="P1506"><text:span text:style-name="T1507">main.cpp:</text:span></text:p>
        </text:list-item>
        <text:list-item>
          <text:p text:style-name="P1508"><text:span text:style-name="T1509">#include</text:span><text:span text:style-name="T1510"><text:s/></text:span><text:span text:style-name="T1511">&lt;iostream&gt;</text:span></text:p>
        </text:list-item>
        <text:list-item>
          <text:p text:style-name="P1512"><text:span text:style-name="T1513">#include</text:span><text:span text:style-name="T1514"><text:s/></text:span><text:span text:style-name="T1515">&lt;string&gt;</text:span></text:p>
        </text:list-item>
        <text:list-item>
          <text:p text:style-name="P1516"/>
        </text:list-item>
      </text:list>
      <text:soft-page-break/>
      <text:p text:style-name="P1517"><text:span text:style-name="T1518">#include</text:span><text:span text:style-name="T1519"><text:s/></text:span><text:span text:style-name="T1520">"include/PCB.h"</text:span></text:p>
      <text:p text:style-name="P1521"><text:span text:style-name="T1522">#include</text:span><text:span text:style-name="T1523"><text:s/></text:span><text:span text:style-name="T1524">"include/ListNode.h"</text:span></text:p>
      <text:p text:style-name="P1525"><text:span text:style-name="T1526">#include</text:span><text:span text:style-name="T1527"><text:s/></text:span><text:span text:style-name="T1528">"include/ProcessList.h"</text:span></text:p>
      <text:p text:style-name="P1529"/>
      <text:p text:style-name="P1530"><text:span text:style-name="T1531">int</text:span><text:span text:style-name="T1532"><text:s/></text:span><text:span text:style-name="T1533">main</text:span><text:span text:style-name="T1534">(){</text:span></text:p>
      <text:p text:style-name="P1535"><text:span text:style-name="T1536">   <text:s/></text:span><text:span text:style-name="T1537">ProcessList</text:span><text:span text:style-name="T1538"><text:s/></text:span><text:span text:style-name="T1539">processList</text:span><text:span text:style-name="T1540">;</text:span><text:span text:style-name="T1541"><text:s/> // создание списка процессов</text:span></text:p>
      <text:p text:style-name="P1542"/>
      <text:p text:style-name="P1543"><text:span text:style-name="T1544">   <text:s/></text:span><text:span text:style-name="T1545">PCB</text:span><text:span text:style-name="T1546"><text:s/></text:span><text:span text:style-name="T1547">p1</text:span><text:span text:style-name="T1548">(</text:span><text:span text:style-name="T1549">105</text:span><text:span text:style-name="T1550">,<text:s/></text:span><text:span text:style-name="T1551">"safari"</text:span><text:span text:style-name="T1552">,<text:s/></text:span><text:span text:style-name="T1553">PCB</text:span><text:span text:style-name="T1554">::</text:span><text:span text:style-name="T1555">State</text:span><text:span text:style-name="T1556">::</text:span><text:span text:style-name="T1557">RUNNING</text:span><text:span text:style-name="T1558">,<text:s/></text:span><text:span text:style-name="T1559">0</text:span><text:span text:style-name="T1560">, {</text:span><text:span text:style-name="T1561">1</text:span><text:span text:style-name="T1562">,</text:span><text:span text:style-name="T1563">2</text:span><text:span text:style-name="T1564">});</text:span><text:span text:style-name="T1565"><text:s/> // создание 3х процессов</text:span></text:p>
      <text:p text:style-name="P1566"><text:span text:style-name="T1567">   <text:s/></text:span><text:span text:style-name="T1568">PCB</text:span><text:span text:style-name="T1569"><text:s/></text:span><text:span text:style-name="T1570">p2</text:span><text:span text:style-name="T1571">(</text:span><text:span text:style-name="T1572">204</text:span><text:span text:style-name="T1573">,<text:s/></text:span><text:span text:style-name="T1574">"yandex"</text:span><text:span text:style-name="T1575">,<text:s/></text:span><text:span text:style-name="T1576">PCB</text:span><text:span text:style-name="T1577">::</text:span><text:span text:style-name="T1578">State</text:span><text:span text:style-name="T1579">::</text:span><text:span text:style-name="T1580">RUNNING</text:span><text:span text:style-name="T1581">,<text:s/></text:span><text:span text:style-name="T1582">0</text:span><text:span text:style-name="T1583">, {</text:span><text:span text:style-name="T1584">3</text:span><text:span text:style-name="T1585">,</text:span><text:span text:style-name="T1586">4</text:span><text:span text:style-name="T1587">});</text:span></text:p>
      <text:p text:style-name="P1588"><text:span text:style-name="T1589">   <text:s/></text:span><text:span text:style-name="T1590">PCB</text:span><text:span text:style-name="T1591"><text:s/></text:span><text:span text:style-name="T1592">p3</text:span><text:span text:style-name="T1593">(</text:span><text:span text:style-name="T1594">204</text:span><text:span text:style-name="T1595">,<text:s/></text:span><text:span text:style-name="T1596">"kaspersky"</text:span><text:span text:style-name="T1597">,<text:s/></text:span><text:span text:style-name="T1598">PCB</text:span><text:span text:style-name="T1599">::</text:span><text:span text:style-name="T1600">State</text:span><text:span text:style-name="T1601">::</text:span><text:span text:style-name="T1602">STOPPED</text:span><text:span text:style-name="T1603">,<text:s/></text:span><text:span text:style-name="T1604">0</text:span><text:span text:style-name="T1605">, {</text:span><text:span text:style-name="T1606">5</text:span><text:span text:style-name="T1607">,</text:span><text:span text:style-name="T1608">6</text:span><text:span text:style-name="T1609">});</text:span></text:p>
      <text:p text:style-name="P1610"/>
      <text:p text:style-name="P1611"><text:span text:style-name="T1612">   <text:s/></text:span><text:span text:style-name="T1613">// добавление процессов 1,2 в список. Обработка ошибок выделения памяти</text:span></text:p>
      <text:p text:style-name="P1614"/>
      <text:p text:style-name="P1615"><text:span text:style-name="T1616"> </text:span><text:span text:style-name="T1617"><text:s/></text:span><text:span text:style-name="T1618"> </text:span><text:span text:style-name="T1619"><text:s/></text:span><text:span text:style-name="T1620">try</text:span><text:span text:style-name="T1621">{</text:span></text:p>
      <text:p text:style-name="P1622"><text:span text:style-name="T1623">       <text:s/></text:span><text:span text:style-name="T1624">processList</text:span><text:span text:style-name="T1625">.</text:span><text:span text:style-name="T1626">insert</text:span><text:span text:style-name="T1627">(</text:span><text:span text:style-name="T1628">p1</text:span><text:span text:style-name="T1629">);</text:span></text:p>
      <text:p text:style-name="P1630"><text:span text:style-name="T1631">    }<text:s/></text:span><text:span text:style-name="T1632">catch</text:span><text:span text:style-name="T1633"><text:s/>(</text:span><text:span text:style-name="T1634">const</text:span><text:span text:style-name="T1635"><text:s/></text:span><text:span text:style-name="T1636">std</text:span><text:span text:style-name="T1637">::</text:span><text:span text:style-name="T1638">runtime_error</text:span><text:span text:style-name="T1639">&amp;</text:span><text:span text:style-name="T1640"><text:s/></text:span><text:span text:style-name="T1641">e</text:span><text:span text:style-name="T1642">) {</text:span></text:p>
      <text:p text:style-name="P1643"><text:span text:style-name="T1644">       <text:s/></text:span><text:span text:style-name="T1645">std</text:span><text:span text:style-name="T1646">::</text:span><text:span text:style-name="T1647">cout</text:span><text:span text:style-name="T1648"><text:s/></text:span><text:span text:style-name="T1649">&lt;&lt;</text:span><text:span text:style-name="T1650"><text:s/></text:span><text:span text:style-name="T1651">"Ошибка: "</text:span><text:span text:style-name="T1652"><text:s/></text:span><text:span text:style-name="T1653">&lt;&lt;</text:span><text:span text:style-name="T1654"><text:s/></text:span><text:span text:style-name="T1655">e</text:span><text:span text:style-name="T1656">.</text:span><text:span text:style-name="T1657">what</text:span><text:span text:style-name="T1658">()<text:s/></text:span><text:span text:style-name="T1659">&lt;&lt;</text:span><text:span text:style-name="T1660"><text:s/></text:span><text:span text:style-name="T1661">std</text:span><text:span text:style-name="T1662">::</text:span><text:span text:style-name="T1663">endl</text:span><text:span text:style-name="T1664">;</text:span></text:p>
      <text:p text:style-name="P1665"><text:span text:style-name="T1666">       <text:s/></text:span><text:span text:style-name="T1667">return</text:span><text:span text:style-name="T1668"><text:s/></text:span><text:span text:style-name="T1669">1</text:span><text:span text:style-name="T1670">;</text:span></text:p>
      <text:p text:style-name="P1671">    }</text:p>
      <text:p text:style-name="P1672"/>
      <text:p text:style-name="P1673"><text:span text:style-name="T1674">   <text:s/></text:span><text:span text:style-name="T1675">try</text:span><text:span text:style-name="T1676">{</text:span></text:p>
      <text:p text:style-name="P1677"><text:span text:style-name="T1678">       <text:s/></text:span><text:span text:style-name="T1679">processList</text:span><text:span text:style-name="T1680">.</text:span><text:span text:style-name="T1681">insert</text:span><text:span text:style-name="T1682">(</text:span><text:span text:style-name="T1683">p2</text:span><text:span text:style-name="T1684">);</text:span></text:p>
      <text:p text:style-name="P1685"><text:span text:style-name="T1686">    }<text:s/></text:span><text:span text:style-name="T1687">catch</text:span><text:span text:style-name="T1688"><text:s/>(</text:span><text:span text:style-name="T1689">const</text:span><text:span text:style-name="T1690"><text:s/></text:span><text:span text:style-name="T1691">std</text:span><text:span text:style-name="T1692">::</text:span><text:span text:style-name="T1693">runtime_error</text:span><text:span text:style-name="T1694">&amp;</text:span><text:span text:style-name="T1695"><text:s/></text:span><text:span text:style-name="T1696">e</text:span><text:span text:style-name="T1697">) {</text:span></text:p>
      <text:p text:style-name="P1698"><text:span text:style-name="T1699">       <text:s/></text:span><text:span text:style-name="T1700">std</text:span><text:span text:style-name="T1701">::</text:span><text:span text:style-name="T1702">cout</text:span><text:span text:style-name="T1703"><text:s/></text:span><text:span text:style-name="T1704">&lt;&lt;</text:span><text:span text:style-name="T1705"><text:s/></text:span><text:span text:style-name="T1706">"Ошибка: "</text:span><text:span text:style-name="T1707"><text:s/></text:span><text:span text:style-name="T1708">&lt;&lt;</text:span><text:span text:style-name="T1709"><text:s/></text:span><text:span text:style-name="T1710">e</text:span><text:span text:style-name="T1711">.</text:span><text:span text:style-name="T1712">what</text:span><text:span text:style-name="T1713">()<text:s/></text:span><text:span text:style-name="T1714">&lt;&lt;</text:span><text:span text:style-name="T1715"><text:s/></text:span><text:span text:style-name="T1716">std</text:span><text:span text:style-name="T1717">::</text:span><text:span text:style-name="T1718">endl</text:span><text:span text:style-name="T1719">;</text:span></text:p>
      <text:p text:style-name="P1720"><text:span text:style-name="T1721">       <text:s/></text:span><text:span text:style-name="T1722">return</text:span><text:span text:style-name="T1723"><text:s/></text:span><text:span text:style-name="T1724">1</text:span><text:span text:style-name="T1725">;</text:span></text:p>
      <text:p text:style-name="P1726"><text:span text:style-name="T1727"> </text:span><text:span text:style-name="T1728"><text:s/></text:span><text:span text:style-name="T1729"> </text:span><text:span text:style-name="T1730"><text:s/>}</text:span></text:p>
      <text:p text:style-name="P1731"/>
      <text:p text:style-name="P1732"><text:span text:style-name="T1733"> </text:span><text:span text:style-name="T1734"><text:s/></text:span><text:span text:style-name="T1735"> </text:span><text:span text:style-name="T1736"><text:s/></text:span><text:span text:style-name="T1737">processList</text:span><text:span text:style-name="T1738">.</text:span><text:span text:style-name="T1739">printList</text:span><text:span text:style-name="T1740">();</text:span><text:span text:style-name="T1741"><text:s/>// печать списка процессов</text:span></text:p>
      <text:p text:style-name="P1742"/>
      <text:p text:style-name="P1743"><text:span text:style-name="T1744"> </text:span><text:span text:style-name="T1745"><text:s/></text:span><text:span text:style-name="T1746"> </text:span><text:span text:style-name="T1747"><text:s/>// добавление 3го процесса (ошибочного, где<text:s/></text:span><text:span text:style-name="T1748">id</text:span><text:span text:style-name="T1749"><text:s/>уже существует)</text:span></text:p>
      <text:p text:style-name="P1750"/>
      <text:p text:style-name="P1751"><text:span text:style-name="T1752"> </text:span><text:span text:style-name="T1753"><text:s/></text:span><text:span text:style-name="T1754"> </text:span><text:span text:style-name="T1755"><text:s/></text:span><text:span text:style-name="T1756">try</text:span><text:span text:style-name="T1757">{</text:span></text:p>
      <text:p text:style-name="P1758"><text:span text:style-name="T1759">       <text:s/></text:span><text:span text:style-name="T1760">processList</text:span><text:span text:style-name="T1761">.</text:span><text:span text:style-name="T1762">insert</text:span><text:span text:style-name="T1763">(</text:span><text:span text:style-name="T1764">p3</text:span><text:span text:style-name="T1765">);</text:span></text:p>
      <text:p text:style-name="P1766"><text:span text:style-name="T1767">    }<text:s/></text:span><text:span text:style-name="T1768">catch</text:span><text:span text:style-name="T1769"><text:s/>(</text:span><text:span text:style-name="T1770">const</text:span><text:span text:style-name="T1771"><text:s/></text:span><text:span text:style-name="T1772">std</text:span><text:span text:style-name="T1773">::</text:span><text:span text:style-name="T1774">runtime_error</text:span><text:span text:style-name="T1775">&amp;</text:span><text:span text:style-name="T1776"><text:s/></text:span><text:span text:style-name="T1777">e</text:span><text:span text:style-name="T1778">) {</text:span></text:p>
      <text:p text:style-name="P1779"><text:span text:style-name="T1780">       <text:s/></text:span><text:span text:style-name="T1781">std</text:span><text:span text:style-name="T1782">::</text:span><text:span text:style-name="T1783">cout</text:span><text:span text:style-name="T1784"><text:s/></text:span><text:span text:style-name="T1785">&lt;&lt;</text:span><text:span text:style-name="T1786"><text:s/></text:span><text:span text:style-name="T1787">"Ошибка: "</text:span><text:span text:style-name="T1788"><text:s/></text:span><text:span text:style-name="T1789">&lt;&lt;</text:span><text:span text:style-name="T1790"><text:s/></text:span><text:span text:style-name="T1791">e</text:span><text:span text:style-name="T1792">.</text:span><text:span text:style-name="T1793">what</text:span><text:span text:style-name="T1794">()<text:s/></text:span><text:span text:style-name="T1795">&lt;&lt;</text:span><text:span text:style-name="T1796"><text:s/></text:span><text:span text:style-name="T1797">std</text:span><text:span text:style-name="T1798">::</text:span><text:span text:style-name="T1799">endl</text:span><text:span text:style-name="T1800">;</text:span></text:p>
      <text:p text:style-name="P1801"><text:span text:style-name="T1802">       <text:s/></text:span><text:span text:style-name="T1803">return</text:span><text:span text:style-name="T1804"><text:s/></text:span><text:span text:style-name="T1805">1</text:span><text:span text:style-name="T1806">;</text:span></text:p>
      <text:p text:style-name="P1807">    }</text:p>
      <text:p text:style-name="P1808"/>
      <text:p text:style-name="P1809"><text:span text:style-name="T1810">   <text:s/></text:span><text:span text:style-name="T1811">processList</text:span><text:span text:style-name="T1812">.</text:span><text:span text:style-name="T1813">printList</text:span><text:span text:style-name="T1814">();</text:span><text:span text:style-name="T1815"><text:s/> // печать списка процессов</text:span></text:p>
      <text:p text:style-name="P1816"/>
      <text:p text:style-name="P1817"><text:span text:style-name="T1818">   <text:s/></text:span><text:span text:style-name="T1819">processList</text:span><text:span text:style-name="T1820">.</text:span><text:span text:style-name="T1821">remove</text:span><text:span text:style-name="T1822">(</text:span><text:span text:style-name="T1823">205</text:span><text:span text:style-name="T1824">);</text:span><text:span text:style-name="T1825"><text:s/></text:span><text:span text:style-name="T1826"> </text:span><text:span text:style-name="T1827">// удаление несуществующего процесса</text:span></text:p>
      <text:p text:style-name="P1828"><text:span text:style-name="T1829"> </text:span><text:span text:style-name="T1830"><text:s/></text:span><text:span text:style-name="T1831"> </text:span><text:span text:style-name="T1832"><text:s/></text:span><text:span text:style-name="T1833">processList</text:span><text:span text:style-name="T1834">.</text:span><text:span text:style-name="T1835">remove</text:span><text:span text:style-name="T1836">(</text:span><text:span text:style-name="T1837">204</text:span><text:span text:style-name="T1838">);</text:span><text:span text:style-name="T1839"><text:s/></text:span><text:span text:style-name="T1840"> </text:span><text:span text:style-name="T1841">// удаление существующего процесса</text:span></text:p>
      <text:p text:style-name="P1842"/>
      <text:p text:style-name="P1843"><text:span text:style-name="T1844"> </text:span><text:span text:style-name="T1845"><text:s/></text:span><text:span text:style-name="T1846"> </text:span><text:span text:style-name="T1847"><text:s/></text:span><text:span text:style-name="T1848">processList</text:span><text:span text:style-name="T1849">.</text:span><text:span text:style-name="T1850">printList</text:span><text:span text:style-name="T1851">();</text:span><text:span text:style-name="T1852"><text:s/></text:span><text:span text:style-name="T1853"> </text:span><text:span text:style-name="T1854">// печать списка процессов</text:span></text:p>
      <text:p text:style-name="P1855">}</text:p>
      <text:p text:style-name="P1856"/>
      <text:p text:style-name="Standard"><text:span text:style-name="T1857">4.<text:s/></text:span><text:span text:style-name="T1858">C</text:span><text:span text:style-name="T1859">ссылка</text:span><text:span text:style-name="T1860"><text:s/></text:span><text:span text:style-name="T1861">на</text:span><text:span text:style-name="T1862"><text:s/></text:span><text:span text:style-name="T1863">репозиторий</text:span><text:span text:style-name="T1864">:</text:span><text:span text:style-name="T1865"><text:s/></text:span><text:a xlink:href="https://github.com/dez1ros/yaps_lab/tree/master/laba%207-8/src" office:target-frame-name="_top" xlink:show="replace"><text:span text:style-name="Гиперссылка">https://github.com/dez1ros/yaps_lab/tree/master/laba%207-8</text:span><text:bookmark-start text:name="_Hlt216616942"/><text:bookmark-start text:name="_Hlt216616943"/><text:span text:style-name="Гиперссылка">/</text:span><text:bookmark-end text:name="_Hlt216616942"/><text:bookmark-end text:name="_Hlt216616943"/><text:span text:style-name="Гиперссылка">src</text:span></text:a></text:p>
      <text:p text:style-name="P1866"/>
      <text:p text:style-name="Standard"><text:span text:style-name="T1867">5.<text:s/></text:span><text:span text:style-name="T1868">Вывод</text:span><text:span text:style-name="T1869">:</text:span></text:p>
      <text:p text:style-name="P1870"><text:span text:style-name="T1871">Реализовал</text:span><text:span text:style-name="T1872"><text:s/></text:span><text:span text:style-name="T1873">класс</text:span><text:span text:style-name="T1874"><text:s/></text:span><text:span text:style-name="T1875">на</text:span><text:span text:style-name="T1876"><text:s/></text:span><text:span text:style-name="T1877">языке</text:span><text:span text:style-name="T1878"><text:s/></text:span><text:span text:style-name="T1879">C</text:span><text:span text:style-name="T1880">++<text:s/></text:span><text:span text:style-name="T1881">для</text:span><text:span text:style-name="T1882"><text:s/></text:span><text:span text:style-name="T1883">управления</text:span><text:span text:style-name="T1884"><text:s/></text:span><text:span text:style-name="T1885">связанным</text:span><text:span text:style-name="T1886"><text:s/></text:span><text:span text:style-name="T1887">списком</text:span><text:span text:style-name="T1888"><text:s/></text:span><text:span text:style-name="T1889">блоков</text:span><text:span text:style-name="T1890"><text:s/></text:span><text:span text:style-name="T1891">управления</text:span><text:span text:style-name="T1892"><text:s/></text:span><text:span text:style-name="T1893">процессами<text:s/></text:span><text:span text:style-name="T1894">PCB</text:span><text:span text:style-name="T1895"><text:s/>— структурой данных, используемой операционной системой для хранения информации о состоянии процесса. Реализовал функции, требуемые для управления списком. Научился правильно разделять код на файлы. Научился оптимизировать алгоритмы и правильно работать с памятью в классах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Fira Code" svg:font-family="Fira Code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fo:font-size="16pt" style:font-size-asian="16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ourier New" style:font-name-complex="Courier New"/>
    </style:style>
    <style:style style:name="WW_CharLFO5LVL2" style:family="text">
      <style:text-properties style:font-name="Wingdings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ourier New" style:font-name-complex="Courier New"/>
    </style:style>
    <style:style style:name="WW_CharLFO8LVL2" style:family="text">
      <style:text-properties style:font-name="Wingdings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Courier New" style:font-name-complex="Courier New"/>
    </style:style>
    <style:style style:name="WW_CharLFO9LVL2" style:family="text">
      <style:text-properties style:font-name="Wingdings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3LVL2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number text:level="4" style:num-suffix="." style:num-list-format-name="NLF1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5LVL2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3" text:style-name="WW_CharLFO5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8LVL2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3" text:style-name="WW_CharLFO8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9LVL2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3" text:style-name="WW_CharLFO9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4"/>
      <number:text>%4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user</meta:initial-creator>
    <dc:creator>саша воронин</dc:creator>
    <meta:creation-date>2025-12-14T12:02:00Z</meta:creation-date>
    <dc:date>2025-12-14T12:02:00Z</dc:date>
    <meta:template xlink:href="Normal" xlink:type="simple"/>
    <meta:editing-cycles>2</meta:editing-cycles>
    <meta:editing-duration>PT0S</meta:editing-duration>
    <meta:document-statistic meta:page-count="9" meta:paragraph-count="21" meta:word-count="1633" meta:character-count="10924" meta:row-count="77" meta:non-whitespace-character-count="9312"/>
  </office:meta>
</office:document-meta>
</file>